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9.54mm"/>
    </style:style>
    <style:style style:name="co26" style:family="table-column">
      <style:table-column-properties fo:break-before="auto" style:column-width="99.64mm"/>
    </style:style>
    <style:style style:name="co27" style:family="table-column">
      <style:table-column-properties fo:break-before="auto" style:column-width="81.37mm"/>
    </style:style>
    <style:style style:name="co28" style:family="table-column">
      <style:table-column-properties fo:break-before="auto" style:column-width="127.72mm"/>
    </style:style>
    <style:style style:name="co29" style:family="table-column">
      <style:table-column-properties fo:break-before="auto" style:column-width="61.07mm"/>
    </style:style>
    <style:style style:name="co30" style:family="table-column">
      <style:table-column-properties fo:break-before="auto" style:column-width="65.09mm"/>
    </style:style>
    <style:style style:name="co31" style:family="table-column">
      <style:table-column-properties fo:break-before="auto" style:column-width="74.12mm"/>
    </style:style>
    <style:style style:name="co32" style:family="table-column">
      <style:table-column-properties fo:break-before="auto" style:column-width="86.24mm"/>
    </style:style>
    <style:style style:name="co33" style:family="table-column">
      <style:table-column-properties fo:break-before="auto" style:column-width="90.4mm"/>
    </style:style>
    <style:style style:name="co34" style:family="table-column">
      <style:table-column-properties fo:break-before="auto" style:column-width="120.91mm"/>
    </style:style>
    <style:style style:name="co35" style:family="table-column">
      <style:table-column-properties fo:break-before="auto" style:column-width="93.4mm"/>
    </style:style>
    <style:style style:name="co36" style:family="table-column">
      <style:table-column-properties fo:break-before="auto" style:column-width="75.35mm"/>
    </style:style>
    <style:style style:name="co37" style:family="table-column">
      <style:table-column-properties fo:break-before="auto" style:column-width="89.78mm"/>
    </style:style>
    <style:style style:name="co38" style:family="table-column">
      <style:table-column-properties fo:break-before="auto" style:column-width="93.35mm"/>
    </style:style>
    <style:style style:name="co39" style:family="table-column">
      <style:table-column-properties fo:break-before="auto" style:column-width="89.32mm"/>
    </style:style>
    <style:style style:name="co40" style:family="table-column">
      <style:table-column-properties fo:break-before="auto" style:column-width="111.04mm"/>
    </style:style>
    <style:style style:name="co41" style:family="table-column">
      <style:table-column-properties fo:break-before="auto" style:column-width="60.1mm"/>
    </style:style>
    <style:style style:name="co42" style:family="table-column">
      <style:table-column-properties fo:break-before="auto" style:column-width="44.56mm"/>
    </style:style>
    <style:style style:name="co43" style:family="table-column">
      <style:table-column-properties fo:break-before="auto" style:column-width="101.04mm"/>
    </style:style>
    <style:style style:name="co44" style:family="table-column">
      <style:table-column-properties fo:break-before="auto" style:column-width="109.03mm"/>
    </style:style>
    <style:style style:name="co45" style:family="table-column">
      <style:table-column-properties fo:break-before="auto" style:column-width="104.02mm"/>
    </style:style>
    <style:style style:name="co46" style:family="table-column">
      <style:table-column-properties fo:break-before="auto" style:column-width="78.42mm"/>
    </style:style>
    <style:style style:name="co47" style:family="table-column">
      <style:table-column-properties fo:break-before="auto" style:column-width="94.93mm"/>
    </style:style>
    <style:style style:name="co48" style:family="table-column">
      <style:table-column-properties fo:break-before="auto" style:column-width="114.51mm"/>
    </style:style>
    <style:style style:name="co49" style:family="table-column">
      <style:table-column-properties fo:break-before="auto" style:column-width="84.97mm"/>
    </style:style>
    <style:style style:name="co50" style:family="table-column">
      <style:table-column-properties fo:break-before="auto" style:column-width="97.58mm"/>
    </style:style>
    <style:style style:name="co51" style:family="table-column">
      <style:table-column-properties fo:break-before="auto" style:column-width="109.26mm"/>
    </style:style>
    <style:style style:name="co52" style:family="table-column">
      <style:table-column-properties fo:break-before="auto" style:column-width="92.59mm"/>
    </style:style>
    <style:style style:name="co53" style:family="table-column">
      <style:table-column-properties fo:break-before="auto" style:column-width="95.59mm"/>
    </style:style>
    <style:style style:name="co54" style:family="table-column">
      <style:table-column-properties fo:break-before="auto" style:column-width="96.4mm"/>
    </style:style>
    <style:style style:name="co55" style:family="table-column">
      <style:table-column-properties fo:break-before="auto" style:column-width="85.02mm"/>
    </style:style>
    <style:style style:name="co56" style:family="table-column">
      <style:table-column-properties fo:break-before="auto" style:column-width="94.49mm"/>
    </style:style>
    <style:style style:name="co57" style:family="table-column">
      <style:table-column-properties fo:break-before="auto" style:column-width="113.28mm"/>
    </style:style>
    <style:style style:name="co58" style:family="table-column">
      <style:table-column-properties fo:break-before="auto" style:column-width="134.11mm"/>
    </style:style>
    <style:style style:name="co59" style:family="table-column">
      <style:table-column-properties fo:break-before="auto" style:column-width="98.87mm"/>
    </style:style>
    <style:style style:name="co60" style:family="table-column">
      <style:table-column-properties fo:break-before="auto" style:column-width="110.08mm"/>
    </style:style>
    <style:style style:name="co61" style:family="table-column">
      <style:table-column-properties fo:break-before="auto" style:column-width="152.81mm"/>
    </style:style>
    <style:style style:name="co62" style:family="table-column">
      <style:table-column-properties fo:break-before="auto" style:column-width="80.17mm"/>
    </style:style>
    <style:style style:name="co63" style:family="table-column">
      <style:table-column-properties fo:break-before="auto" style:column-width="101.05mm"/>
    </style:style>
    <style:style style:name="co64" style:family="table-column">
      <style:table-column-properties fo:break-before="auto" style:column-width="88.11mm"/>
    </style:style>
    <style:style style:name="co65" style:family="table-column">
      <style:table-column-properties fo:break-before="auto" style:column-width="83.8mm"/>
    </style:style>
    <style:style style:name="co66" style:family="table-column">
      <style:table-column-properties fo:break-before="auto" style:column-width="90.47mm"/>
    </style:style>
    <style:style style:name="co67" style:family="table-column">
      <style:table-column-properties fo:break-before="auto" style:column-width="79.8mm"/>
    </style:style>
    <style:style style:name="co68" style:family="table-column">
      <style:table-column-properties fo:break-before="auto" style:column-width="94.1mm"/>
    </style:style>
    <style:style style:name="co69" style:family="table-column">
      <style:table-column-properties fo:break-before="auto" style:column-width="91.85mm"/>
    </style:style>
    <style:style style:name="co70" style:family="table-column">
      <style:table-column-properties fo:break-before="auto" style:column-width="104.69mm"/>
    </style:style>
    <style:style style:name="co71" style:family="table-column">
      <style:table-column-properties fo:break-before="auto" style:column-width="110.14mm"/>
    </style:style>
    <style:style style:name="co72" style:family="table-column">
      <style:table-column-properties fo:break-before="auto" style:column-width="102.36mm"/>
    </style:style>
    <style:style style:name="co73" style:family="table-column">
      <style:table-column-properties fo:break-before="auto" style:column-width="101.21mm"/>
    </style:style>
    <style:style style:name="co74" style:family="table-column">
      <style:table-column-properties fo:break-before="auto" style:column-width="96.34mm"/>
    </style:style>
    <style:style style:name="co75" style:family="table-column">
      <style:table-column-properties fo:break-before="auto" style:column-width="109.75mm"/>
    </style:style>
    <style:style style:name="co76" style:family="table-column">
      <style:table-column-properties fo:break-before="auto" style:column-width="132.08mm"/>
    </style:style>
    <style:style style:name="co77" style:family="table-column">
      <style:table-column-properties fo:break-before="auto" style:column-width="97.75mm"/>
    </style:style>
    <style:style style:name="co78" style:family="table-column">
      <style:table-column-properties fo:break-before="auto" style:column-width="101.56mm"/>
    </style:style>
    <style:style style:name="co79" style:family="table-column">
      <style:table-column-properties fo:break-before="auto" style:column-width="97.1mm"/>
    </style:style>
    <style:style style:name="co80" style:family="table-column">
      <style:table-column-properties fo:break-before="auto" style:column-width="154.11mm"/>
    </style:style>
    <style:style style:name="co81" style:family="table-column">
      <style:table-column-properties fo:break-before="auto" style:column-width="131.25mm"/>
    </style:style>
    <style:style style:name="co82" style:family="table-column">
      <style:table-column-properties fo:break-before="auto" style:column-width="123.35mm"/>
    </style:style>
    <style:style style:name="co83" style:family="table-column">
      <style:table-column-properties fo:break-before="auto" style:column-width="91.76mm"/>
    </style:style>
    <style:style style:name="co84" style:family="table-column">
      <style:table-column-properties fo:break-before="auto" style:column-width="58.46mm"/>
    </style:style>
    <style:style style:name="co85" style:family="table-column">
      <style:table-column-properties fo:break-before="auto" style:column-width="62.34mm"/>
    </style:style>
    <style:style style:name="co86" style:family="table-column">
      <style:table-column-properties fo:break-before="auto" style:column-width="60.38mm"/>
    </style:style>
    <style:style style:name="co87" style:family="table-column">
      <style:table-column-properties fo:break-before="auto" style:column-width="105.39mm"/>
    </style:style>
    <style:style style:name="co88" style:family="table-column">
      <style:table-column-properties fo:break-before="auto" style:column-width="100.45mm"/>
    </style:style>
    <style:style style:name="co89" style:family="table-column">
      <style:table-column-properties fo:break-before="auto" style:column-width="108.37mm"/>
    </style:style>
    <style:style style:name="co90" style:family="table-column">
      <style:table-column-properties fo:break-before="auto" style:column-width="116.28mm"/>
    </style:style>
    <style:style style:name="co91" style:family="table-column">
      <style:table-column-properties fo:break-before="auto" style:column-width="82.59mm"/>
    </style:style>
    <style:style style:name="co92" style:family="table-column">
      <style:table-column-properties fo:break-before="auto" style:column-width="119.27mm"/>
    </style:style>
    <style:style style:name="co93" style:family="table-column">
      <style:table-column-properties fo:break-before="auto" style:column-width="130.85mm"/>
    </style:style>
    <style:style style:name="co94" style:family="table-column">
      <style:table-column-properties fo:break-before="auto" style:column-width="88.04mm"/>
    </style:style>
    <style:style style:name="co95" style:family="table-column">
      <style:table-column-properties fo:break-before="auto" style:column-width="105.6mm"/>
    </style:style>
    <style:style style:name="co96" style:family="table-column">
      <style:table-column-properties fo:break-before="auto" style:column-width="130.35mm"/>
    </style:style>
    <style:style style:name="co97" style:family="table-column">
      <style:table-column-properties fo:break-before="auto" style:column-width="84.03mm"/>
    </style:style>
    <style:style style:name="co98" style:family="table-column">
      <style:table-column-properties fo:break-before="auto" style:column-width="90.61mm"/>
    </style:style>
    <style:style style:name="co99" style:family="table-column">
      <style:table-column-properties fo:break-before="auto" style:column-width="99.34mm"/>
    </style:style>
    <style:style style:name="co100" style:family="table-column">
      <style:table-column-properties fo:break-before="auto" style:column-width="101.12mm"/>
    </style:style>
    <style:style style:name="co101" style:family="table-column">
      <style:table-column-properties fo:break-before="auto" style:column-width="120.12mm"/>
    </style:style>
    <style:style style:name="co102" style:family="table-column">
      <style:table-column-properties fo:break-before="auto" style:column-width="143.42mm"/>
    </style:style>
    <style:style style:name="co103" style:family="table-column">
      <style:table-column-properties fo:break-before="auto" style:column-width="87.42mm"/>
    </style:style>
    <style:style style:name="co104" style:family="table-column">
      <style:table-column-properties fo:break-before="auto" style:column-width="63.16mm"/>
    </style:style>
    <style:style style:name="co105" style:family="table-column">
      <style:table-column-properties fo:break-before="auto" style:column-width="107.54mm"/>
    </style:style>
    <style:style style:name="co106" style:family="table-column">
      <style:table-column-properties fo:break-before="auto" style:column-width="87.12mm"/>
    </style:style>
    <style:style style:name="co107" style:family="table-column">
      <style:table-column-properties fo:break-before="auto" style:column-width="103.21mm"/>
    </style:style>
    <style:style style:name="co108" style:family="table-column">
      <style:table-column-properties fo:break-before="auto" style:column-width="61.77mm"/>
    </style:style>
    <style:style style:name="co109" style:family="table-column">
      <style:table-column-properties fo:break-before="auto" style:column-width="107.84mm"/>
    </style:style>
    <style:style style:name="co110" style:family="table-column">
      <style:table-column-properties fo:break-before="auto" style:column-width="100.82mm"/>
    </style:style>
    <style:style style:name="co111" style:family="table-column">
      <style:table-column-properties fo:break-before="auto" style:column-width="91.35mm"/>
    </style:style>
    <style:style style:name="co112" style:family="table-column">
      <style:table-column-properties fo:break-before="auto" style:column-width="119.63mm"/>
    </style:style>
    <style:style style:name="co113" style:family="table-column">
      <style:table-column-properties fo:break-before="auto" style:column-width="88.18mm"/>
    </style:style>
    <style:style style:name="co114" style:family="table-column">
      <style:table-column-properties fo:break-before="auto" style:column-width="78.48mm"/>
    </style:style>
    <style:style style:name="co115" style:family="table-column">
      <style:table-column-properties fo:break-before="auto" style:column-width="66.11mm"/>
    </style:style>
    <style:style style:name="co116" style:family="table-column">
      <style:table-column-properties fo:break-before="auto" style:column-width="92.36mm"/>
    </style:style>
    <style:style style:name="co117" style:family="table-column">
      <style:table-column-properties fo:break-before="auto" style:column-width="96.1mm"/>
    </style:style>
    <style:style style:name="co118" style:family="table-column">
      <style:table-column-properties fo:break-before="auto" style:column-width="88.95mm"/>
    </style:style>
    <style:style style:name="co119" style:family="table-column">
      <style:table-column-properties fo:break-before="auto" style:column-width="148.94mm"/>
    </style:style>
    <style:style style:name="co120" style:family="table-column">
      <style:table-column-properties fo:break-before="auto" style:column-width="80.1mm"/>
    </style:style>
    <style:style style:name="co121" style:family="table-column">
      <style:table-column-properties fo:break-before="auto" style:column-width="73.98mm"/>
    </style:style>
    <style:style style:name="co122" style:family="table-column">
      <style:table-column-properties fo:break-before="auto" style:column-width="69.81mm"/>
    </style:style>
    <style:style style:name="co123" style:family="table-column">
      <style:table-column-properties fo:break-before="auto" style:column-width="90.43mm"/>
    </style:style>
    <style:style style:name="co124" style:family="table-column">
      <style:table-column-properties fo:break-before="auto" style:column-width="86.36mm"/>
    </style:style>
    <style:style style:name="co125" style:family="table-column">
      <style:table-column-properties fo:break-before="auto" style:column-width="103.61mm"/>
    </style:style>
    <style:style style:name="co126" style:family="table-column">
      <style:table-column-properties fo:break-before="auto" style:column-width="96.94mm"/>
    </style:style>
    <style:style style:name="co127" style:family="table-column">
      <style:table-column-properties fo:break-before="auto" style:column-width="103.36mm"/>
    </style:style>
    <style:style style:name="co128" style:family="table-column">
      <style:table-column-properties fo:break-before="auto" style:column-width="83.41mm"/>
    </style:style>
    <style:style style:name="co129" style:family="table-column">
      <style:table-column-properties fo:break-before="auto" style:column-width="115.46mm"/>
    </style:style>
    <style:style style:name="co130" style:family="table-column">
      <style:table-column-properties fo:break-before="auto" style:column-width="107.3mm"/>
    </style:style>
    <style:style style:name="co131" style:family="table-column">
      <style:table-column-properties fo:break-before="auto" style:column-width="110.56mm"/>
    </style:style>
    <style:style style:name="co132" style:family="table-column">
      <style:table-column-properties fo:break-before="auto" style:column-width="103.06mm"/>
    </style:style>
    <style:style style:name="co133" style:family="table-column">
      <style:table-column-properties fo:break-before="auto" style:column-width="159.31mm"/>
    </style:style>
    <style:style style:name="co134" style:family="table-column">
      <style:table-column-properties fo:break-before="auto" style:column-width="94.76mm"/>
    </style:style>
    <style:style style:name="co135" style:family="table-column">
      <style:table-column-properties fo:break-before="auto" style:column-width="87.68mm"/>
    </style:style>
    <style:style style:name="co136" style:family="table-column">
      <style:table-column-properties fo:break-before="auto" style:column-width="151.68mm"/>
    </style:style>
    <style:style style:name="co137" style:family="table-column">
      <style:table-column-properties fo:break-before="auto" style:column-width="108.32mm"/>
    </style:style>
    <style:style style:name="co138" style:family="table-column">
      <style:table-column-properties fo:break-before="auto" style:column-width="89.61mm"/>
    </style:style>
    <style:style style:name="co139" style:family="table-column">
      <style:table-column-properties fo:break-before="auto" style:column-width="85.85mm"/>
    </style:style>
    <style:style style:name="co140" style:family="table-column">
      <style:table-column-properties fo:break-before="auto" style:column-width="89.29mm"/>
    </style:style>
    <style:style style:name="co141" style:family="table-column">
      <style:table-column-properties fo:break-before="auto" style:column-width="117.65mm"/>
    </style:style>
    <style:style style:name="co142" style:family="table-column">
      <style:table-column-properties fo:break-before="auto" style:column-width="106.47mm"/>
    </style:style>
    <style:style style:name="co143" style:family="table-column">
      <style:table-column-properties fo:break-before="auto" style:column-width="138.61mm"/>
    </style:style>
    <style:style style:name="co144" style:family="table-column">
      <style:table-column-properties fo:break-before="auto" style:column-width="109.57mm"/>
    </style:style>
    <style:style style:name="co145" style:family="table-column">
      <style:table-column-properties fo:break-before="auto" style:column-width="92.97mm"/>
    </style:style>
    <style:style style:name="co146" style:family="table-column">
      <style:table-column-properties fo:break-before="auto" style:column-width="95.23mm"/>
    </style:style>
    <style:style style:name="co147" style:family="table-column">
      <style:table-column-properties fo:break-before="auto" style:column-width="146.76mm"/>
    </style:style>
    <style:style style:name="co148" style:family="table-column">
      <style:table-column-properties fo:break-before="auto" style:column-width="76.52mm"/>
    </style:style>
    <style:style style:name="co149" style:family="table-column">
      <style:table-column-properties fo:break-before="auto" style:column-width="84.42mm"/>
    </style:style>
    <style:style style:name="co150" style:family="table-column">
      <style:table-column-properties fo:break-before="auto" style:column-width="99.1mm"/>
    </style:style>
    <style:style style:name="co151" style:family="table-column">
      <style:table-column-properties fo:break-before="auto" style:column-width="61.86mm"/>
    </style:style>
    <style:style style:name="co152" style:family="table-column">
      <style:table-column-properties fo:break-before="auto" style:column-width="135.61mm"/>
    </style:style>
    <style:style style:name="co153" style:family="table-column">
      <style:table-column-properties fo:break-before="auto" style:column-width="141.87mm"/>
    </style:style>
    <style:style style:name="co154" style:family="table-column">
      <style:table-column-properties fo:break-before="auto" style:column-width="129.89mm"/>
    </style:style>
    <style:style style:name="co155" style:family="table-column">
      <style:table-column-properties fo:break-before="auto" style:column-width="111.92mm"/>
    </style:style>
    <style:style style:name="co156" style:family="table-column">
      <style:table-column-properties fo:break-before="auto" style:column-width="124.44mm"/>
    </style:style>
    <style:style style:name="co157" style:family="table-column">
      <style:table-column-properties fo:break-before="auto" style:column-width="65.58mm"/>
    </style:style>
    <style:style style:name="co158" style:family="table-column">
      <style:table-column-properties fo:break-before="auto" style:column-width="112.2mm"/>
    </style:style>
    <style:style style:name="co159" style:family="table-column">
      <style:table-column-properties fo:break-before="auto" style:column-width="87.14mm"/>
    </style:style>
    <style:style style:name="co160" style:family="table-column">
      <style:table-column-properties fo:break-before="auto" style:column-width="97.4mm"/>
    </style:style>
    <style:style style:name="co161" style:family="table-column">
      <style:table-column-properties fo:break-before="auto" style:column-width="95.81mm"/>
    </style:style>
    <style:style style:name="co162" style:family="table-column">
      <style:table-column-properties fo:break-before="auto" style:column-width="85.16mm"/>
    </style:style>
    <style:style style:name="co163" style:family="table-column">
      <style:table-column-properties fo:break-before="auto" style:column-width="128.29mm"/>
    </style:style>
    <style:style style:name="co164" style:family="table-column">
      <style:table-column-properties fo:break-before="auto" style:column-width="131.53mm"/>
    </style:style>
    <style:style style:name="co165" style:family="table-column">
      <style:table-column-properties fo:break-before="auto" style:column-width="88.49mm"/>
    </style:style>
    <style:style style:name="co166" style:family="table-column">
      <style:table-column-properties fo:break-before="auto" style:column-width="98.04mm"/>
    </style:style>
    <style:style style:name="co167" style:family="table-column">
      <style:table-column-properties fo:break-before="auto" style:column-width="91.63mm"/>
    </style:style>
    <style:style style:name="co168" style:family="table-column">
      <style:table-column-properties fo:break-before="auto" style:column-width="72.16mm"/>
    </style:style>
    <style:style style:name="co169" style:family="table-column">
      <style:table-column-properties fo:break-before="auto" style:column-width="48.17mm"/>
    </style:style>
    <style:style style:name="co170" style:family="table-column">
      <style:table-column-properties fo:break-before="auto" style:column-width="140.25mm"/>
    </style:style>
    <style:style style:name="co171" style:family="table-column">
      <style:table-column-properties fo:break-before="auto" style:column-width="98.3mm"/>
    </style:style>
    <style:style style:name="co172" style:family="table-column">
      <style:table-column-properties fo:break-before="auto" style:column-width="134.25mm"/>
    </style:style>
    <style:style style:name="co173" style:family="table-column">
      <style:table-column-properties fo:break-before="auto" style:column-width="110.01mm"/>
    </style:style>
    <style:style style:name="co174" style:family="table-column">
      <style:table-column-properties fo:break-before="auto" style:column-width="66.71mm"/>
    </style:style>
    <style:style style:name="co175" style:family="table-column">
      <style:table-column-properties fo:break-before="auto" style:column-width="92.32mm"/>
    </style:style>
    <style:style style:name="co176" style:family="table-column">
      <style:table-column-properties fo:break-before="auto" style:column-width="48.08mm"/>
    </style:style>
    <style:style style:name="co177" style:family="table-column">
      <style:table-column-properties fo:break-before="auto" style:column-width="52.18mm"/>
    </style:style>
    <style:style style:name="co178" style:family="table-column">
      <style:table-column-properties fo:break-before="auto" style:column-width="46.83mm"/>
    </style:style>
    <style:style style:name="co179" style:family="table-column">
      <style:table-column-properties fo:break-before="auto" style:column-width="61.26mm"/>
    </style:style>
    <style:style style:name="co18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0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289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3" style:family="table-cell" style:parent-style-name="Excel_20_Built-in_20_Normal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RV181:Sheet1.UX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2" table:default-cell-style-name="ce226"/>
        <table:table-column table:style-name="co75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4" table:default-cell-style-name="Excel_20_Built-in_20_Normal"/>
        <table:table-column table:style-name="co79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80" table:default-cell-style-name="ce226"/>
        <table:table-column table:style-name="co81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82" table:default-cell-style-name="Excel_20_Built-in_20_Normal"/>
        <table:table-column table:style-name="co82" table:default-cell-style-name="ce226"/>
        <table:table-column table:style-name="co31" table:default-cell-style-name="Excel_20_Built-in_20_Normal"/>
        <table:table-column table:style-name="co83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7" table:default-cell-style-name="ce226"/>
        <table:table-column table:style-name="co83" table:default-cell-style-name="Excel_20_Built-in_20_Normal"/>
        <table:table-column table:style-name="co88" table:number-columns-repeated="2" table:default-cell-style-name="Excel_20_Built-in_20_Normal"/>
        <table:table-column table:style-name="co89" table:default-cell-style-name="Excel_20_Built-in_20_Normal"/>
        <table:table-column table:style-name="co37" table:number-columns-repeated="2" table:default-cell-style-name="Excel_20_Built-in_20_Normal"/>
        <table:table-column table:style-name="co90" table:default-cell-style-name="ce233"/>
        <table:table-column table:style-name="co91" table:default-cell-style-name="ce233"/>
        <table:table-column table:style-name="co92" table:default-cell-style-name="ce233"/>
        <table:table-column table:style-name="co91" table:number-columns-repeated="2" table:default-cell-style-name="ce233"/>
        <table:table-column table:style-name="co93" table:default-cell-style-name="Excel_20_Built-in_20_Normal"/>
        <table:table-column table:style-name="co94" table:default-cell-style-name="ce226"/>
        <table:table-column table:style-name="co58" table:default-cell-style-name="ce226"/>
        <table:table-column table:style-name="co22" table:default-cell-style-name="ce226"/>
        <table:table-column table:style-name="co82" table:default-cell-style-name="Excel_20_Built-in_20_Normal"/>
        <table:table-column table:style-name="co95" table:default-cell-style-name="Excel_20_Built-in_20_Normal"/>
        <table:table-column table:style-name="co95" table:default-cell-style-name="ce226"/>
        <table:table-column table:style-name="co48" table:default-cell-style-name="ce226"/>
        <table:table-column table:style-name="co85" table:default-cell-style-name="ce226"/>
        <table:table-column table:style-name="co96" table:default-cell-style-name="Excel_20_Built-in_20_Normal"/>
        <table:table-column table:style-name="co97" table:default-cell-style-name="ce226"/>
        <table:table-column table:style-name="co98" table:number-columns-repeated="4" table:default-cell-style-name="ce226"/>
        <table:table-column table:style-name="co98" table:default-cell-style-name="Excel_20_Built-in_20_Normal"/>
        <table:table-column table:style-name="co67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01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102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3" table:default-cell-style-name="ce226"/>
        <table:table-column table:style-name="co3" table:number-columns-repeated="2" table:default-cell-style-name="ce226"/>
        <table:table-column table:style-name="co104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5" table:default-cell-style-name="ce226"/>
        <table:table-column table:style-name="co106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7" table:default-cell-style-name="ce226"/>
        <table:table-column table:style-name="co108" table:default-cell-style-name="ce226"/>
        <table:table-column table:style-name="co109" table:number-columns-repeated="2" table:default-cell-style-name="ce226"/>
        <table:table-column table:style-name="co110" table:number-columns-repeated="2" table:default-cell-style-name="ce226"/>
        <table:table-column table:style-name="co110" table:default-cell-style-name="Excel_20_Built-in_20_Normal"/>
        <table:table-column table:style-name="co35" table:number-columns-repeated="2" table:default-cell-style-name="ce226"/>
        <table:table-column table:style-name="co111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9" table:number-columns-repeated="4" table:default-cell-style-name="ce226"/>
        <table:table-column table:style-name="co112" table:default-cell-style-name="ce226"/>
        <table:table-column table:style-name="co113" table:default-cell-style-name="Excel_20_Built-in_20_Normal"/>
        <table:table-column table:style-name="co114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5" table:default-cell-style-name="Excel_20_Built-in_20_Normal"/>
        <table:table-column table:style-name="co24" table:default-cell-style-name="ce226"/>
        <table:table-column table:style-name="co116" table:default-cell-style-name="Excel_20_Built-in_20_Normal"/>
        <table:table-column table:style-name="co116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7" table:default-cell-style-name="ce226"/>
        <table:table-column table:style-name="co24" table:default-cell-style-name="ce226"/>
        <table:table-column table:style-name="co99" table:default-cell-style-name="Excel_20_Built-in_20_Normal"/>
        <table:table-column table:style-name="co97" table:default-cell-style-name="ce226"/>
        <table:table-column table:style-name="co118" table:default-cell-style-name="ce226"/>
        <table:table-column table:style-name="co24" table:number-columns-repeated="3" table:default-cell-style-name="ce226"/>
        <table:table-column table:style-name="co119" table:default-cell-style-name="ce226"/>
        <table:table-column table:style-name="co80" table:default-cell-style-name="ce226"/>
        <table:table-column table:style-name="co22" table:default-cell-style-name="ce226"/>
        <table:table-column table:style-name="co120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21" table:default-cell-style-name="ce226"/>
        <table:table-column table:style-name="co122" table:default-cell-style-name="Excel_20_Built-in_20_Normal"/>
        <table:table-column table:style-name="co123" table:default-cell-style-name="ce226"/>
        <table:table-column table:style-name="co124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5" table:number-columns-repeated="2" table:default-cell-style-name="ce226"/>
        <table:table-column table:style-name="co126" table:default-cell-style-name="ce226"/>
        <table:table-column table:style-name="co24" table:default-cell-style-name="ce226"/>
        <table:table-column table:style-name="co67" table:default-cell-style-name="ce226"/>
        <table:table-column table:style-name="co78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7" table:default-cell-style-name="Excel_20_Built-in_20_Normal"/>
        <table:table-column table:style-name="co128" table:default-cell-style-name="ce226"/>
        <table:table-column table:style-name="co129" table:default-cell-style-name="Excel_20_Built-in_20_Normal"/>
        <table:table-column table:style-name="co73" table:default-cell-style-name="Excel_20_Built-in_20_Normal"/>
        <table:table-column table:style-name="co130" table:default-cell-style-name="ce226"/>
        <table:table-column table:style-name="co131" table:default-cell-style-name="ce226"/>
        <table:table-column table:style-name="co14" table:default-cell-style-name="ce226"/>
        <table:table-column table:style-name="co132" table:default-cell-style-name="Excel_20_Built-in_20_Normal"/>
        <table:table-column table:style-name="co133" table:default-cell-style-name="Excel_20_Built-in_20_Normal"/>
        <table:table-column table:style-name="co46" table:default-cell-style-name="Excel_20_Built-in_20_Normal"/>
        <table:table-column table:style-name="co134" table:default-cell-style-name="Excel_20_Built-in_20_Normal"/>
        <table:table-column table:style-name="co135" table:number-columns-repeated="2" table:default-cell-style-name="Excel_20_Built-in_20_Normal"/>
        <table:table-column table:style-name="co136" table:number-columns-repeated="2" table:default-cell-style-name="Excel_20_Built-in_20_Normal"/>
        <table:table-column table:style-name="co134" table:default-cell-style-name="Excel_20_Built-in_20_Normal"/>
        <table:table-column table:style-name="co137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6" table:default-cell-style-name="ce226"/>
        <table:table-column table:style-name="co46" table:default-cell-style-name="ce226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24" table:default-cell-style-name="Excel_20_Built-in_20_Normal"/>
        <table:table-column table:style-name="co140" table:default-cell-style-name="Excel_20_Built-in_20_Normal"/>
        <table:table-column table:style-name="co141" table:default-cell-style-name="ce226"/>
        <table:table-column table:style-name="co142" table:default-cell-style-name="ce226"/>
        <table:table-column table:style-name="co143" table:default-cell-style-name="ce226"/>
        <table:table-column table:style-name="co24" table:default-cell-style-name="ce226"/>
        <table:table-column table:style-name="co144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7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5" table:default-cell-style-name="Excel_20_Built-in_20_Normal"/>
        <table:table-column table:style-name="co146" table:default-cell-style-name="ce226"/>
        <table:table-column table:style-name="co24" table:default-cell-style-name="ce226"/>
        <table:table-column table:style-name="co147" table:default-cell-style-name="ce226"/>
        <table:table-column table:style-name="co3" table:default-cell-style-name="ce219"/>
        <table:table-column table:style-name="co148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1" table:default-cell-style-name="Excel_20_Built-in_20_Normal"/>
        <table:table-column table:style-name="co24" table:default-cell-style-name="ce226"/>
        <table:table-column table:style-name="co149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0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1" table:default-cell-style-name="Excel_20_Built-in_20_Normal"/>
        <table:table-column table:style-name="co129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Excel_20_Built-in_20_Normal"/>
        <table:table-column table:style-name="co152" table:default-cell-style-name="ce226"/>
        <table:table-column table:style-name="co114" table:default-cell-style-name="ce226"/>
        <table:table-column table:style-name="co24" table:default-cell-style-name="ce226"/>
        <table:table-column table:style-name="co56" table:number-columns-repeated="2" table:default-cell-style-name="Excel_20_Built-in_20_Normal"/>
        <table:table-column table:style-name="co153" table:default-cell-style-name="Excel_20_Built-in_20_Normal"/>
        <table:table-column table:style-name="co106" table:default-cell-style-name="Excel_20_Built-in_20_Normal"/>
        <table:table-column table:style-name="co22" table:default-cell-style-name="Excel_20_Built-in_20_Normal"/>
        <table:table-column table:style-name="co107" table:default-cell-style-name="ce226"/>
        <table:table-column table:style-name="co154" table:default-cell-style-name="ce226"/>
        <table:table-column table:style-name="co24" table:default-cell-style-name="ce226"/>
        <table:table-column table:style-name="co106" table:default-cell-style-name="Excel_20_Built-in_20_Normal"/>
        <table:table-column table:style-name="co155" table:default-cell-style-name="Excel_20_Built-in_20_Normal"/>
        <table:table-column table:style-name="co156" table:default-cell-style-name="ce226"/>
        <table:table-column table:style-name="co106" table:default-cell-style-name="ce226"/>
        <table:table-column table:style-name="co36" table:default-cell-style-name="ce226"/>
        <table:table-column table:style-name="co157" table:default-cell-style-name="Excel_20_Built-in_20_Normal"/>
        <table:table-column table:style-name="co109" table:default-cell-style-name="ce226"/>
        <table:table-column table:style-name="co107" table:default-cell-style-name="ce226"/>
        <table:table-column table:style-name="co109" table:number-columns-repeated="4" table:default-cell-style-name="ce226"/>
        <table:table-column table:style-name="co131" table:default-cell-style-name="ce226"/>
        <table:table-column table:style-name="co24" table:default-cell-style-name="ce226"/>
        <table:table-column table:style-name="co158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59" table:default-cell-style-name="ce259"/>
        <table:table-column table:style-name="co3" table:default-cell-style-name="ce219"/>
        <table:table-column table:style-name="co106" table:default-cell-style-name="Excel_20_Built-in_20_Normal"/>
        <table:table-column table:style-name="co160" table:default-cell-style-name="Excel_20_Built-in_20_Normal"/>
        <table:table-column table:style-name="co161" table:default-cell-style-name="Excel_20_Built-in_20_Normal"/>
        <table:table-column table:style-name="co24" table:default-cell-style-name="ce226"/>
        <table:table-column table:style-name="co162" table:number-columns-repeated="4" table:default-cell-style-name="ce226"/>
        <table:table-column table:style-name="co163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64" table:number-columns-repeated="4" table:default-cell-style-name="Excel_20_Built-in_20_Normal"/>
        <table:table-column table:style-name="co106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66" table:number-columns-repeated="2" table:default-cell-style-name="ce226"/>
        <table:table-column table:style-name="co167" table:number-columns-repeated="3" table:default-cell-style-name="ce226"/>
        <table:table-column table:style-name="co162" table:default-cell-style-name="ce226"/>
        <table:table-column table:style-name="co167" table:number-columns-repeated="2" table:default-cell-style-name="ce226"/>
        <table:table-column table:style-name="co168" table:default-cell-style-name="ce226"/>
        <table:table-column table:style-name="co3" table:default-cell-style-name="ce219"/>
        <table:table-column table:style-name="co169" table:default-cell-style-name="ce226"/>
        <table:table-column table:style-name="co170" table:default-cell-style-name="Excel_20_Built-in_20_Normal"/>
        <table:table-column table:style-name="co8" table:default-cell-style-name="Excel_20_Built-in_20_Normal"/>
        <table:table-column table:style-name="co81" table:number-columns-repeated="3" table:default-cell-style-name="ce226"/>
        <table:table-column table:style-name="co164" table:default-cell-style-name="ce226"/>
        <table:table-column table:style-name="co171" table:default-cell-style-name="ce226"/>
        <table:table-column table:style-name="co24" table:number-columns-repeated="3" table:default-cell-style-name="ce226"/>
        <table:table-column table:style-name="co172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73" table:default-cell-style-name="ce296"/>
        <table:table-column table:style-name="co174" table:default-cell-style-name="ce296"/>
        <table:table-column table:style-name="co175" table:default-cell-style-name="ce296"/>
        <table:table-column table:style-name="co171" table:default-cell-style-name="ce296"/>
        <table:table-column table:style-name="co3" table:default-cell-style-name="ce298"/>
        <table:table-column table:style-name="co176" table:default-cell-style-name="ce298"/>
        <table:table-column table:style-name="co177" table:number-columns-repeated="6" table:default-cell-style-name="ce298"/>
        <table:table-column table:style-name="co178" table:default-cell-style-name="ce298"/>
        <table:table-column table:style-name="co179" table:default-cell-style-name="ce302"/>
        <table:table-column table:style-name="co180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40BathMailBA1Std5</text:p>
          </table:table-cell>
          <table:table-cell table:style-name="Excel_20_Built-in_20_Normal" office:value-type="string" calcext:value-type="string">
            <text:p>505EvercreechTC71H423F</text:p>
          </table:table-cell>
          <table:table-cell table:style-name="Excel_20_Built-in_20_Normal" office:value-type="string" calcext:value-type="string">
            <text:p>505EvercreechTC71H423FA</text:p>
          </table:table-cell>
          <table:table-cell table:style-name="Excel_20_Built-in_20_Normal" office:value-type="string" calcext:value-type="string">
            <text:p>605LEBK724F</text:p>
          </table:table-cell>
          <table:table-cell office:value-type="string" calcext:value-type="string">
            <text:p>0606LETcombepilot71H45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9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office:value-type="string" calcext:value-type="string">
            <text:p>710LETcombepilot71H45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289" office:value-type="string" calcext:value-type="string">
            <text:p>731LETcombepilot71H45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Excel_20_Built-in_20_Normal" office:value-type="string" calcext:value-type="string">
            <text:p>836LETcombepilot71H353F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2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3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 table:style-name="ro2">
          <table:table-cell table:style-name="ce209" office:value-type="string" calcext:value-type="string">
            <text:p>#path</text:p>
          </table:table-cell>
          <table:table-cell table:number-columns-repeated="2"/>
          <table:table-cell table:style-name="Excel_20_Built-in_20_Normal" office:value-type="string" calcext:value-type="string">
            <text:p>RL_0005ElghLE70AH15A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style-name="Excel_20_Built-in_20_Normal" office:value-type="string" calcext:value-type="string">
            <text:p>RL_0240WlooNewsNe30Mn</text:p>
          </table:table-cell>
          <table:table-cell table:style-name="Excel_20_Built-in_20_Normal" office:value-type="string" calcext:value-type="string">
            <text:p>RL_0240WlooNewsNe30MnA</text:p>
          </table:table-cell>
          <table:table-cell office:value-type="string" calcext:value-type="string">
            <text:p>RL_0020LESotonCmail70A2WC2</text:p>
          </table:table-cell>
          <table:table-cell office:value-type="string" calcext:value-type="string">
            <text:p>RL_123SotonTPmth70A2N15</text:p>
          </table:table-cell>
          <table:table-cell table:style-name="Excel_20_Built-in_20_Normal" office:value-type="string" calcext:value-type="string">
            <text:p>RL_1100WlooACE70A6MN</text:p>
          </table:table-cell>
          <table:table-cell office:value-type="string" calcext:value-type="string">
            <text:p>RL_1245TavyGds70A10N15</text:p>
          </table:table-cell>
          <table:table-cell office:value-type="string" calcext:value-type="string">
            <text:p>RL_1718SeatonJctMilk</text:p>
          </table:table-cell>
          <table:table-cell office:value-type="string" calcext:value-type="string">
            <text:p>RL_2155WmthUpMail70A31</text:p>
          </table:table-cell>
          <table:table-cell office:value-type="string" calcext:value-type="string">
            <text:p>RL_2155UpMailLE70A31</text:p>
          </table:table-cell>
          <table:table-cell office:value-type="string" calcext:value-type="string">
            <text:p>RL_2155Wmth70A31Upmail2</text:p>
          </table:table-cell>
          <table:table-cell office:value-type="string" calcext:value-type="string">
            <text:p>RL_2155Wmth70A31Upmail3</text:p>
          </table:table-cell>
          <table:table-cell table:style-name="Excel_20_Built-in_20_Normal" office:value-type="string" calcext:value-type="string">
            <text:p>RL_830Waterloo70A32MN</text:p>
          </table:table-cell>
          <table:table-cell table:style-name="Excel_20_Built-in_20_Normal" office:value-type="string" calcext:value-type="string">
            <text:p>RL_830Waterloo70A32MNA</text:p>
          </table:table-cell>
          <table:table-cell table:style-name="Excel_20_Built-in_20_Normal" office:value-type="string" calcext:value-type="string">
            <text:p><text:span text:style-name="T4">RL_1230LEwmth70A32WC</text:span></text:p>
          </table:table-cell>
          <table:table-cell table:style-name="Excel_20_Built-in_20_Normal" office:value-type="string" calcext:value-type="string">
            <text:p>RL_1230Pullman70A33MNdown</text:p>
          </table:table-cell>
          <table:table-cell table:style-name="Excel_20_Built-in_20_Normal" office:value-type="string" calcext:value-type="string">
            <text:p>RL_Pullman70A33MNLE</text:p>
          </table:table-cell>
          <table:table-cell table:style-name="Excel_20_Built-in_20_Normal" office:value-type="string" calcext:value-type="string">
            <text:p>RL_1635Pullman70A33Mnup</text:p>
          </table:table-cell>
          <table:table-cell table:style-name="Excel_20_Built-in_20_Normal" office:value-type="string" calcext:value-type="string">
            <text:p>RL_1030Wloowmth70A35WC</text:p>
          </table:table-cell>
          <table:table-cell table:style-name="Excel_20_Built-in_20_Normal" office:value-type="string" calcext:value-type="string">
            <text:p>RL_1030Wloowmth70A35WCA</text:p>
          </table:table-cell>
          <table:table-cell office:value-type="string" calcext:value-type="string">
            <text:p>RL_611LEBmthC70A38WC</text:p>
          </table:table-cell>
          <table:table-cell table:style-name="ce240" office:value-type="string" calcext:value-type="string">
            <text:p>RL_720Bwest70A38WC</text:p>
          </table:table-cell>
          <table:table-cell table:style-name="Excel_20_Built-in_20_Normal" office:value-type="string" calcext:value-type="string">
            <text:p>RL_720Bwest70A38WCA</text:p>
          </table:table-cell>
          <table:table-cell table:style-name="ce226" office:value-type="string" calcext:value-type="string">
            <text:p>RL_0005ElghLE70AH15</text:p>
          </table:table-cell>
          <table:table-cell office:value-type="string" calcext:value-type="string">
            <text:p><text:span text:style-name="T4">RL_2315WlooBstoke70A66H15</text:span></text:p>
          </table:table-cell>
          <table:table-cell table:style-name="Excel_20_Built-in_20_Normal" office:value-type="string" calcext:value-type="string">
            <text:p>RL_954WlooSotonC70A68H15</text:p>
          </table:table-cell>
          <table:table-cell table:style-name="Excel_20_Built-in_20_Normal" office:value-type="string" calcext:value-type="string">
            <text:p>RL_1216LEelgh70A68</text:p>
          </table:table-cell>
          <table:table-cell table:style-name="Excel_20_Built-in_20_Normal" office:value-type="string" calcext:value-type="string">
            <text:p>RL_2238NE72gdsH15</text:p>
          </table:table-cell>
          <table:table-cell table:style-name="Excel_20_Built-in_20_Normal" office:value-type="string" calcext:value-type="string">
            <text:p>RL_2238NE72gdsH15A</text:p>
          </table:table-cell>
          <table:table-cell office:value-type="string" calcext:value-type="string">
            <text:p>RL_1950DorsetGds70A74H15</text:p>
          </table:table-cell>
          <table:table-cell office:value-type="string" calcext:value-type="string">
            <text:p>RL_0045NEelghgds70A79H15</text:p>
          </table:table-cell>
          <table:table-cell table:style-name="Excel_20_Built-in_20_Normal" office:value-type="string" calcext:value-type="string">
            <text:p>RL_746ElghBmthC70A79H15</text:p>
          </table:table-cell>
          <table:table-cell table:style-name="Excel_20_Built-in_20_Normal" office:value-type="string" calcext:value-type="string">
            <text:p>RL_1055LEturnBrk70A79</text:p>
          </table:table-cell>
          <table:table-cell table:style-name="Excel_20_Built-in_20_Normal" office:value-type="string" calcext:value-type="string">
            <text:p>RL_1136BwestNeasdenshunt70A79</text:p>
          </table:table-cell>
          <table:table-cell table:style-name="Excel_20_Built-in_20_Normal" office:value-type="string" calcext:value-type="string">
            <text:p>RL_1136BwestNeasdenshunt70A79A</text:p>
          </table:table-cell>
          <table:table-cell table:style-name="Excel_20_Built-in_20_Normal" office:value-type="string" calcext:value-type="string">
            <text:p>RL_1136BwestNeasden70A79</text:p>
          </table:table-cell>
          <table:table-cell office:value-type="string" calcext:value-type="string">
            <text:p>RL_2358FltmExmthJctGds70A115S15</text:p>
          </table:table-cell>
          <table:table-cell table:style-name="Excel_20_Built-in_20_Normal" office:value-type="string" calcext:value-type="string">
            <text:p>RL_930wloo70AWC</text:p>
          </table:table-cell>
          <table:table-cell table:style-name="Excel_20_Built-in_20_Normal" office:value-type="string" calcext:value-type="string">
            <text:p>RL_930wloo70AWCLE</text:p>
          </table:table-cell>
          <table:table-cell/>
          <table:table-cell office:value-type="string" calcext:value-type="string">
            <text:p>RL_2156BevoisPark70B106S15</text:p>
          </table:table-cell>
          <table:table-cell table:style-name="ce226" office:value-type="string" calcext:value-type="string">
            <text:p>RL_220ElghLE70B108S15</text:p>
          </table:table-cell>
          <table:table-cell table:style-name="Excel_20_Built-in_20_Normal" office:value-type="string" calcext:value-type="string">
            <text:p>RL_310BParkWoking70B108S15</text:p>
          </table:table-cell>
          <table:table-cell office:value-type="string" calcext:value-type="string">
            <text:p><text:span text:style-name="T4">RL_2220FlthamSotonDks70B109S15</text:span></text:p>
          </table:table-cell>
          <table:table-cell table:style-name="Excel_20_Built-in_20_Normal" office:value-type="string" calcext:value-type="string">
            <text:p>RL_2245FltmGds70B110S15</text:p>
          </table:table-cell>
          <table:table-cell table:style-name="Excel_20_Built-in_20_Normal" office:value-type="string" calcext:value-type="string">
            <text:p>RL_2245fel110gdsH15A</text:p>
          </table:table-cell>
          <table:table-cell/>
          <table:table-cell office:value-type="string" calcext:value-type="string">
            <text:p>RL_2230SotonDksgdsWoking70CU</text:p>
          </table:table-cell>
          <table:table-cell table:style-name="Excel_20_Built-in_20_Normal" office:value-type="string" calcext:value-type="string">
            <text:p>RL_731WokingSterm70C181U</text:p>
          </table:table-cell>
          <table:table-cell/>
          <table:table-cell office:value-type="string" calcext:value-type="string">
            <text:p>RL_1115LEBstokeBmill70D231N15 </text:p>
          </table:table-cell>
          <table:table-cell table:style-name="Excel_20_Built-in_20_Normal" office:value-type="string" calcext:value-type="string">
            <text:p>RL_340WlooBstokeNews70D233V</text:p>
          </table:table-cell>
          <table:table-cell table:style-name="Excel_20_Built-in_20_Normal" office:value-type="string" calcext:value-type="string">
            <text:p>RL_830LEBstokeWloo70D233V</text:p>
          </table:table-cell>
          <table:table-cell table:style-name="Excel_20_Built-in_20_Normal" office:value-type="string" calcext:value-type="string">
            <text:p>RL_902BstokeWloo70D233V</text:p>
          </table:table-cell>
          <table:table-cell office:value-type="string" calcext:value-type="string">
            <text:p>RL_520BstokePmthNews70D234std4</text:p>
          </table:table-cell>
          <table:table-cell table:style-name="Excel_20_Built-in_20_Normal" office:value-type="string" calcext:value-type="string">
            <text:p>RL_520BstokePmthNews70D234std4A</text:p>
          </table:table-cell>
          <table:table-cell office:value-type="string" calcext:value-type="string">
            <text:p>RL_915BstokeSwnge70D237</text:p>
          </table:table-cell>
          <table:table-cell office:value-type="string" calcext:value-type="string">
            <text:p>RL_605LEBstokeRdg70D238Std4</text:p>
          </table:table-cell>
          <table:table-cell table:style-name="ce246" office:value-type="string" calcext:value-type="string">
            <text:p>RL_657BstokeRdg70D238Std4</text:p>
          </table:table-cell>
          <table:table-cell office:value-type="string" calcext:value-type="string">
            <text:p>RL_745BstokeAjct70D239U</text:p>
          </table:table-cell>
          <table:table-cell office:value-type="string" calcext:value-type="string">
            <text:p>RL_827BstokeFBoroGds70D241N15</text:p>
          </table:table-cell>
          <table:table-cell office:value-type="string" calcext:value-type="string">
            <text:p>RL_530Bstokebulfordgds70D242700</text:p>
          </table:table-cell>
          <table:table-cell office:value-type="string" calcext:value-type="string">
            <text:p>RL_530Bstokebulfordgds70D242700A</text:p>
          </table:table-cell>
          <table:table-cell/>
          <table:table-cell table:style-name="ce226" office:value-type="string" calcext:value-type="string">
            <text:p>RL_0040ElghLE70F363U</text:p>
          </table:table-cell>
          <table:table-cell table:style-name="ce226" office:value-type="string" calcext:value-type="string">
            <text:p>RL_330LEfrattonElg70F363U</text:p>
          </table:table-cell>
          <table:table-cell table:style-name="ce226" office:value-type="string" calcext:value-type="string">
            <text:p>RL_520LEelgh70F363U</text:p>
          </table:table-cell>
          <table:table-cell table:style-name="ce226" office:value-type="string" calcext:value-type="string">
            <text:p>RL_600ElghHavantGds70F363U</text:p>
          </table:table-cell>
          <table:table-cell table:style-name="Excel_20_Built-in_20_Normal" office:value-type="string" calcext:value-type="string">
            <text:p>RL_655PmthSseaSotonC70F365U</text:p>
          </table:table-cell>
          <table:table-cell table:style-name="Excel_20_Built-in_20_Normal" office:value-type="string" calcext:value-type="string">
            <text:p>RL_925SotonCPmthSSea70F365U</text:p>
          </table:table-cell>
          <table:table-cell office:value-type="string" calcext:value-type="string">
            <text:p>RL_145BrightonGds70F815K</text:p>
          </table:table-cell>
          <table:table-cell/>
          <table:table-cell office:value-type="string" calcext:value-type="string">
            <text:p><text:span text:style-name="T6">RL_</text:span><text:span text:style-name="T7">645AndoverjctSoton71A248T9T</text:span></text:p>
          </table:table-cell>
          <table:table-cell table:style-name="Excel_20_Built-in_20_Normal" office:value-type="string" calcext:value-type="string">
            <text:p>RL_730AndoverJct249U</text:p>
          </table:table-cell>
          <table:table-cell office:value-type="string" calcext:value-type="string">
            <text:p>RL_2325NExpGdsStonDks71A251LN</text:p>
          </table:table-cell>
          <table:table-cell table:style-name="Excel_20_Built-in_20_Normal" office:value-type="string" calcext:value-type="string">
            <text:p><text:span text:style-name="T4">RL_444LEelghsotonT71A251LN</text:span></text:p>
          </table:table-cell>
          <table:table-cell table:style-name="Excel_20_Built-in_20_Normal" office:value-type="string" calcext:value-type="string">
            <text:p>RL_604SotonTshunt71A251LN</text:p>
          </table:table-cell>
          <table:table-cell table:style-name="Excel_20_Built-in_20_Normal" office:value-type="string" calcext:value-type="string">
            <text:p>RL_604SotonTWloo71A251LN</text:p>
          </table:table-cell>
          <table:table-cell table:style-name="Excel_20_Built-in_20_Normal" office:value-type="string" calcext:value-type="string">
            <text:p>RL_635LENthamSotonDocks71A252LN</text:p>
          </table:table-cell>
          <table:table-cell office:value-type="string" calcext:value-type="string">
            <text:p>RL_0703SotonEDksWloo71A252LN</text:p>
          </table:table-cell>
          <table:table-cell table:style-name="Excel_20_Built-in_20_Normal" office:value-type="string" calcext:value-type="string">
            <text:p>RL_2230WlooMail71A253LN</text:p>
          </table:table-cell>
          <table:table-cell office:value-type="string" calcext:value-type="string">
            <text:p>RL_130LEsotonT71A253</text:p>
          </table:table-cell>
          <table:table-cell table:style-name="Excel_20_Built-in_20_Normal" office:value-type="string" calcext:value-type="string">
            <text:p>RL_1153LEelgh71A253LN</text:p>
          </table:table-cell>
          <table:table-cell table:style-name="Excel_20_Built-in_20_Normal" office:value-type="string" calcext:value-type="string">
            <text:p>RL_1223ElghSotonC71A253LN</text:p>
          </table:table-cell>
          <table:table-cell table:style-name="Excel_20_Built-in_20_Normal" office:value-type="string" calcext:value-type="string">
            <text:p>RL_655LEelghSDks71A256LN</text:p>
          </table:table-cell>
          <table:table-cell table:style-name="Excel_20_Built-in_20_Normal" office:value-type="string" calcext:value-type="string">
            <text:p>RL_805BrittanyExpress71A256LN</text:p>
          </table:table-cell>
          <table:table-cell office:value-type="string" calcext:value-type="string">
            <text:p>RL_2230DnMail71A263N15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RL_2300SotonDksNEgds71A262LN</text:p>
          </table:table-cell>
          <table:table-cell office:value-type="string" calcext:value-type="string">
            <text:p>RL_1702Worcspclsfish71A266N15</text:p>
          </table:table-cell>
          <table:table-cell office:value-type="string" calcext:value-type="string">
            <text:p>RL_0450EglhGds71A266N15</text:p>
          </table:table-cell>
          <table:table-cell table:style-name="ce226" office:value-type="string" calcext:value-type="string">
            <text:p>RL_230ElghLE71A270A</text:p>
          </table:table-cell>
          <table:table-cell table:style-name="Excel_20_Built-in_20_Normal" office:value-type="string" calcext:value-type="string">
            <text:p>RL_310Elgh71A2704mt</text:p>
          </table:table-cell>
          <table:table-cell table:style-name="Excel_20_Built-in_20_Normal" office:value-type="string" calcext:value-type="string">
            <text:p>RL_553SotonT71A2704mt</text:p>
          </table:table-cell>
          <table:table-cell table:style-name="Excel_20_Built-in_20_Normal" office:value-type="string" calcext:value-type="string">
            <text:p>RL_628PmthSSea71A2704mt</text:p>
          </table:table-cell>
          <table:table-cell table:style-name="Excel_20_Built-in_20_Normal" office:value-type="string" calcext:value-type="string">
            <text:p>RL_553SotonT71A2704mtA</text:p>
          </table:table-cell>
          <table:table-cell table:style-name="ce226" office:value-type="string" calcext:value-type="string">
            <text:p>RL_545LeElghSotonT71A272std4</text:p>
          </table:table-cell>
          <table:table-cell table:style-name="Default" office:value-type="string" calcext:value-type="string">
            <text:p><text:span text:style-name="T4">RL_620ElghSotonT71A272std4</text:span></text:p>
          </table:table-cell>
          <table:table-cell table:style-name="Excel_20_Built-in_20_Normal" office:value-type="string" calcext:value-type="string">
            <text:p>RL_638Northamturn71A272std4</text:p>
          </table:table-cell>
          <table:table-cell table:style-name="Excel_20_Built-in_20_Normal" office:value-type="string" calcext:value-type="string">
            <text:p>RL_739SotonTPmth71A272std4</text:p>
          </table:table-cell>
          <table:table-cell table:style-name="ce226" office:value-type="string" calcext:value-type="string">
            <text:p>RL_730LEelghreadg71A273std4</text:p>
          </table:table-cell>
          <table:table-cell table:style-name="ce226" office:value-type="string" calcext:value-type="string">
            <text:p>RL_820elghreadg71A273std4</text:p>
          </table:table-cell>
          <table:table-cell table:style-name="ce226" office:value-type="string" calcext:value-type="string">
            <text:p>RL_925LEelghBmthC71A274std4</text:p>
          </table:table-cell>
          <table:table-cell table:style-name="ce226" office:value-type="string" calcext:value-type="string">
            <text:p>RL_725LEelghsotonC71A275Std4</text:p>
          </table:table-cell>
          <table:table-cell office:value-type="string" calcext:value-type="string">
            <text:p>RL_813sotonrmseyC71A275Std4</text:p>
          </table:table-cell>
          <table:table-cell table:style-name="Excel_20_Built-in_20_Normal" office:value-type="string" calcext:value-type="string">
            <text:p>RL_852RmseyLitlhmptn71A275Std4</text:p>
          </table:table-cell>
          <table:table-cell office:value-type="string" calcext:value-type="string">
            <text:p>RL_525LEelghWinch71A272Std4</text:p>
          </table:table-cell>
          <table:table-cell table:style-name="ce226" office:value-type="string" calcext:value-type="string">
            <text:p>RL_625LEElghRdg71A278std4</text:p>
          </table:table-cell>
          <table:table-cell table:style-name="ce226" office:value-type="string" calcext:value-type="string">
            <text:p>RL_950LEelghNwbry71A279std4</text:p>
          </table:table-cell>
          <table:table-cell office:value-type="string" calcext:value-type="string">
            <text:p>RL_528ElghFish71A280T9</text:p>
          </table:table-cell>
          <table:table-cell table:style-name="Excel_20_Built-in_20_Normal" office:value-type="string" calcext:value-type="string">
            <text:p>RL_928LEBmthW71A280T9</text:p>
          </table:table-cell>
          <table:table-cell table:style-name="ce226" office:value-type="string" calcext:value-type="string">
            <text:p>RL_934LESotonT71A282std4</text:p>
          </table:table-cell>
          <table:table-cell table:style-name="Excel_20_Built-in_20_Normal" office:value-type="string" calcext:value-type="string">
            <text:p>RL_1039sotontBmth71A282Std4</text:p>
          </table:table-cell>
          <table:table-cell office:value-type="string" calcext:value-type="string">
            <text:p>RL_410LEelghsotonT71A283T9</text:p>
          </table:table-cell>
          <table:table-cell table:style-name="Excel_20_Built-in_20_Normal" office:value-type="string" calcext:value-type="string">
            <text:p>RL_515sotonTpmth71A283T9</text:p>
          </table:table-cell>
          <table:table-cell office:value-type="string" calcext:value-type="string">
            <text:p>RL_500LE71A284T9</text:p>
          </table:table-cell>
          <table:table-cell table:style-name="Excel_20_Built-in_20_Normal" office:value-type="string" calcext:value-type="string">
            <text:p>RL_600PooleLE71A284T9</text:p>
          </table:table-cell>
          <table:table-cell table:style-name="Excel_20_Built-in_20_Normal" office:value-type="string" calcext:value-type="string">
            <text:p>RL_643BWest71A284T9</text:p>
          </table:table-cell>
          <table:table-cell office:value-type="string" calcext:value-type="string">
            <text:p>RL_605LE70F403T9</text:p>
          </table:table-cell>
          <table:table-cell table:style-name="Excel_20_Built-in_20_Normal" office:value-type="string" calcext:value-type="string">
            <text:p>RL_810LymPSchools71A288T9</text:p>
          </table:table-cell>
          <table:table-cell table:style-name="Default" office:value-type="string" calcext:value-type="string">
            <text:p>RL_810LymPSchls71A288T9A </text:p>
          </table:table-cell>
          <table:table-cell table:style-name="Excel_20_Built-in_20_Normal" office:value-type="string" calcext:value-type="string">
            <text:p>RL_910LEBrockRbridge71A288T9</text:p>
          </table:table-cell>
          <table:table-cell table:style-name="Excel_20_Built-in_20_Normal" office:value-type="string" calcext:value-type="string">
            <text:p>RL_1008RbridgeBpark71A288T9</text:p>
          </table:table-cell>
          <table:table-cell office:value-type="string" calcext:value-type="string">
            <text:p>RL_445LEelghsotonT71A298M7</text:p>
          </table:table-cell>
          <table:table-cell office:value-type="string" calcext:value-type="string">
            <text:p>RL_445LEelghsotonT71A298M7A</text:p>
          </table:table-cell>
          <table:table-cell table:style-name="Excel_20_Built-in_20_Normal" office:value-type="string" calcext:value-type="string">
            <text:p>RL_517ElghsotonT71A298M7</text:p>
          </table:table-cell>
          <table:table-cell table:style-name="Excel_20_Built-in_20_Normal" office:value-type="string" calcext:value-type="string">
            <text:p>RL_517ElghsotonT71A298M7A</text:p>
          </table:table-cell>
          <table:table-cell table:style-name="Excel_20_Built-in_20_Normal" office:value-type="string" calcext:value-type="string">
            <text:p>RL_555SotonTshunt71A298M7</text:p>
          </table:table-cell>
          <table:table-cell table:style-name="Excel_20_Built-in_20_Normal" office:value-type="string" calcext:value-type="string">
            <text:p>RL_555SotonTshunt71A298M7A</text:p>
          </table:table-cell>
          <table:table-cell table:style-name="Excel_20_Built-in_20_Normal" office:value-type="string" calcext:value-type="string">
            <text:p>RL_643SotonTelgh71A298M7</text:p>
          </table:table-cell>
          <table:table-cell table:style-name="Excel_20_Built-in_20_Normal" office:value-type="string" calcext:value-type="string">
            <text:p>RL_643SotonTelgh71A298M7A</text:p>
          </table:table-cell>
          <table:table-cell table:style-name="Excel_20_Built-in_20_Normal" office:value-type="string" calcext:value-type="string">
            <text:p>RL_756ElghAjct71A298M7</text:p>
          </table:table-cell>
          <table:table-cell table:style-name="Excel_20_Built-in_20_Normal" office:value-type="string" calcext:value-type="string">
            <text:p>RL_756ElghAjct71A298M7A</text:p>
          </table:table-cell>
          <table:table-cell table:style-name="ce226" office:value-type="string" calcext:value-type="string">
            <text:p>RL_710LEelghAlton71A299M7</text:p>
          </table:table-cell>
          <table:table-cell office:value-type="string" calcext:value-type="string">
            <text:p>RL_530LEElghRsey71A300M7</text:p>
          </table:table-cell>
          <table:table-cell office:value-type="string" calcext:value-type="string">
            <text:p>RL_643RmseyFham71A300M7</text:p>
          </table:table-cell>
          <table:table-cell office:value-type="string" calcext:value-type="string">
            <text:p>RL_752ElghFham71A300M7</text:p>
          </table:table-cell>
          <table:table-cell office:value-type="string" calcext:value-type="string">
            <text:p>RL_752ElghFham71A300M7A</text:p>
          </table:table-cell>
          <table:table-cell table:style-name="Excel_20_Built-in_20_Normal" office:value-type="string" calcext:value-type="string">
            <text:p>RL_522SotonM7Elgh302</text:p>
          </table:table-cell>
          <table:table-cell table:style-name="Excel_20_Built-in_20_Normal" office:value-type="string" calcext:value-type="string">
            <text:p>RL_522SotonM7Elgh302A</text:p>
          </table:table-cell>
          <table:table-cell table:style-name="Excel_20_Built-in_20_Normal" office:value-type="string" calcext:value-type="string">
            <text:p>RL_430LEelghGportGds71A321std4</text:p>
          </table:table-cell>
          <table:table-cell table:style-name="Excel_20_Built-in_20_Normal" office:value-type="string" calcext:value-type="string">
            <text:p>RL_605LEelghAlton71A303M7</text:p>
          </table:table-cell>
          <table:table-cell table:style-name="Excel_20_Built-in_20_Normal" office:value-type="string" calcext:value-type="string">
            <text:p><text:span text:style-name="T6">Rl_</text:span><text:span text:style-name="T7">610LEelgFareham71A304M7</text:span></text:p>
          </table:table-cell>
          <table:table-cell table:style-name="Excel_20_Built-in_20_Normal" office:value-type="string" calcext:value-type="string">
            <text:p><text:span text:style-name="T6">RL_</text:span><text:span text:style-name="T7">740LEelghGportgds71A315Std4</text:span></text:p>
          </table:table-cell>
          <table:table-cell table:style-name="Excel_20_Built-in_20_Normal" office:value-type="string" calcext:value-type="string">
            <text:p>RL_915ElghHamJct71A318Q1</text:p>
          </table:table-cell>
          <table:table-cell table:style-name="Excel_20_Built-in_20_Normal" office:value-type="string" calcext:value-type="string">
            <text:p><text:span text:style-name="T6">RL_</text:span><text:span text:style-name="T7">905LEelghFrattonGds71A320std4</text:span></text:p>
          </table:table-cell>
          <table:table-cell table:style-name="ce226" office:value-type="string" calcext:value-type="string">
            <text:p>RL_600LEElghFwley71A305M7</text:p>
          </table:table-cell>
          <table:table-cell office:value-type="string" calcext:value-type="string">
            <text:p>RL_539LEelghFham71A3062MT</text:p>
          </table:table-cell>
          <table:table-cell office:value-type="string" calcext:value-type="string">
            <text:p>RL_539LEelghFham71A3062MTA</text:p>
          </table:table-cell>
          <table:table-cell table:style-name="ce246" office:value-type="string" calcext:value-type="string">
            <text:p>RL_630FhamElgh71A3062mt</text:p>
          </table:table-cell>
          <table:table-cell table:style-name="Excel_20_Built-in_20_Normal" office:value-type="string" calcext:value-type="string">
            <text:p>RL_730ElghRmsy71A3062MT</text:p>
          </table:table-cell>
          <table:table-cell table:style-name="Excel_20_Built-in_20_Normal" office:value-type="string" calcext:value-type="string">
            <text:p>RL_800RmseyWmth71A3062mt</text:p>
          </table:table-cell>
          <table:table-cell table:style-name="Excel_20_Built-in_20_Normal" office:value-type="string" calcext:value-type="string">
            <text:p>RL_903ElghPmth71A3062mt</text:p>
          </table:table-cell>
          <table:table-cell table:style-name="ce226" office:value-type="string" calcext:value-type="string">
            <text:p>RL_554LEelghSotonT71A308M7</text:p>
          </table:table-cell>
          <table:table-cell table:style-name="ce246" office:value-type="string" calcext:value-type="string">
            <text:p>RL_657SotonTpmth71A308m7</text:p>
          </table:table-cell>
          <table:table-cell table:style-name="ce226" office:value-type="string" calcext:value-type="string">
            <text:p>RL_610LEelghAjct71A309UM7</text:p>
          </table:table-cell>
          <table:table-cell office:value-type="string" calcext:value-type="string">
            <text:p>RL_610elghAjct71A309UM7</text:p>
          </table:table-cell>
          <table:table-cell office:value-type="string" calcext:value-type="string">
            <text:p>RL_2315ElghBstoke71A310H15</text:p>
          </table:table-cell>
          <table:table-cell table:style-name="ce226" office:value-type="string" calcext:value-type="string">
            <text:p>RL_250ElghLE71A311H15</text:p>
          </table:table-cell>
          <table:table-cell office:value-type="string" calcext:value-type="string">
            <text:p>RL_358Bparksalis71A311H15</text:p>
          </table:table-cell>
          <table:table-cell table:style-name="ce226" office:value-type="string" calcext:value-type="string">
            <text:p>RL_2335Elgh_GdsElgh313</text:p>
          </table:table-cell>
          <table:table-cell office:value-type="string" calcext:value-type="string">
            <text:p>RL_2335Elgh_GdsElgh313A</text:p>
          </table:table-cell>
          <table:table-cell office:value-type="string" calcext:value-type="string">
            <text:p>RL_430LE71A313</text:p>
          </table:table-cell>
          <table:table-cell office:value-type="string" calcext:value-type="string">
            <text:p>RL_630LE71A313S15</text:p>
          </table:table-cell>
          <table:table-cell office:value-type="string" calcext:value-type="string">
            <text:p>RL_730BmthW71A313S15</text:p>
          </table:table-cell>
          <table:table-cell table:style-name="ce226" office:value-type="string" calcext:value-type="string">
            <text:p>RL_454LEEglhDidcot71A414Q1</text:p>
          </table:table-cell>
          <table:table-cell table:style-name="Excel_20_Built-in_20_Normal" office:value-type="string" calcext:value-type="string">
            <text:p>RL_535BparkDidcot71A314Q1</text:p>
          </table:table-cell>
          <table:table-cell table:style-name="ce226" office:value-type="string" calcext:value-type="string">
            <text:p>RL_0310ElghLE71A316BR4</text:p>
          </table:table-cell>
          <table:table-cell table:style-name="ce226" office:value-type="string" calcext:value-type="string">
            <text:p>RL_623PmthSotonT71A316BR4</text:p>
          </table:table-cell>
          <table:table-cell table:style-name="ce226" office:value-type="string" calcext:value-type="string">
            <text:p>RL_0036NorthmGdsQElgh317</text:p>
          </table:table-cell>
          <table:table-cell table:style-name="ce226" office:value-type="string" calcext:value-type="string">
            <text:p>RL_915ElghHamJct71A318Q1A</text:p>
          </table:table-cell>
          <table:table-cell table:style-name="ce226" office:value-type="string" calcext:value-type="string">
            <text:p>RL_1327PoolHamJct71A318Q1</text:p>
          </table:table-cell>
          <table:table-cell office:value-type="string" calcext:value-type="string">
            <text:p>RL_650LE71A319Q1</text:p>
          </table:table-cell>
          <table:table-cell table:style-name="ce263" office:value-type="string" calcext:value-type="string">
            <text:p>RL_720BmthGds71A319Q1</text:p>
          </table:table-cell>
          <table:table-cell table:style-name="ce263" office:value-type="string" calcext:value-type="string">
            <text:p>RL_720BmthGds71A319Q1A</text:p>
          </table:table-cell>
          <table:table-cell table:style-name="ce263" office:value-type="string" calcext:value-type="string">
            <text:p>RL_720BmthGds71A319Q1B</text:p>
          </table:table-cell>
          <table:table-cell table:style-name="ce263" office:value-type="string" calcext:value-type="string">
            <text:p>RL_920Hamwthygdsshunt71A319Q1</text:p>
          </table:table-cell>
          <table:table-cell table:style-name="Default" office:value-type="string" calcext:value-type="string">
            <text:p>RL_930Hamwthygds71A319Q1</text:p>
          </table:table-cell>
          <table:table-cell office:value-type="string" calcext:value-type="string">
            <text:p>RL_515LEelghBpark71A322A</text:p>
          </table:table-cell>
          <table:table-cell table:style-name="Excel_20_Built-in_20_Normal" office:value-type="string" calcext:value-type="string">
            <text:p>RL_600elghBpark71A322B</text:p>
          </table:table-cell>
          <table:table-cell table:style-name="Excel_20_Built-in_20_Normal" office:value-type="string" calcext:value-type="string">
            <text:p>RL_600elghBpark71A322C</text:p>
          </table:table-cell>
          <table:table-cell table:style-name="Excel_20_Built-in_20_Normal" office:value-type="string" calcext:value-type="string">
            <text:p>RL_725BParkGsport71A322Q</text:p>
          </table:table-cell>
          <table:table-cell table:style-name="ce226" office:value-type="string" calcext:value-type="string">
            <text:p>RL_610LENthmTotton71A323Q</text:p>
          </table:table-cell>
          <table:table-cell table:style-name="ce226" office:value-type="string" calcext:value-type="string">
            <text:p>RL_610NthmTotton71A323QA</text:p>
          </table:table-cell>
          <table:table-cell office:value-type="string" calcext:value-type="string">
            <text:p>RL_2120Elgh_Gds324</text:p>
          </table:table-cell>
          <table:table-cell office:value-type="string" calcext:value-type="string">
            <text:p>RL_310DorchLE71A324Q</text:p>
          </table:table-cell>
          <table:table-cell office:value-type="string" calcext:value-type="string">
            <text:p>RL_320LEDorchshunt71A324Q</text:p>
          </table:table-cell>
          <table:table-cell office:value-type="string" calcext:value-type="string">
            <text:p>RL_250LE71A325Q</text:p>
          </table:table-cell>
          <table:table-cell table:style-name="Excel_20_Built-in_20_Normal" office:value-type="string" calcext:value-type="string">
            <text:p><text:span text:style-name="T1">RL_551</text:span><text:span text:style-name="T9">BparkWoolstonGds71A325</text:span></text:p>
          </table:table-cell>
          <table:table-cell table:style-name="Excel_20_Built-in_20_Normal" office:value-type="string" calcext:value-type="string">
            <text:p>RL_815LEElgh71A326Q</text:p>
          </table:table-cell>
          <table:table-cell table:style-name="Excel_20_Built-in_20_Normal" office:value-type="string" calcext:value-type="string">
            <text:p>RL_844ElghWinGds71A327Q</text:p>
          </table:table-cell>
          <table:table-cell table:style-name="Excel_20_Built-in_20_Normal" office:value-type="string" calcext:value-type="string">
            <text:p>RL_800LEElgh71A327700</text:p>
          </table:table-cell>
          <table:table-cell table:style-name="Excel_20_Built-in_20_Normal" office:value-type="string" calcext:value-type="string">
            <text:p>RL_833ElghAltonGds71A327700</text:p>
          </table:table-cell>
          <table:table-cell table:style-name="ce226" office:value-type="string" calcext:value-type="string">
            <text:p>RL_645LEelghFawley71A328BR3</text:p>
          </table:table-cell>
          <table:table-cell office:value-type="string" calcext:value-type="string">
            <text:p>RL_1035RmseyElghGds71A329M7</text:p>
          </table:table-cell>
          <table:table-cell table:style-name="ce226" office:value-type="string" calcext:value-type="string">
            <text:p>RL_720LEElghFawley71A330BR3</text:p>
          </table:table-cell>
          <table:table-cell table:style-name="ce226" office:value-type="string" calcext:value-type="string">
            <text:p>RL_345ElghLE71A331Br3MT</text:p>
          </table:table-cell>
          <table:table-cell office:value-type="string" calcext:value-type="string">
            <text:p>RL_346ElghPmth71A331Br3MT</text:p>
          </table:table-cell>
          <table:table-cell office:value-type="string" calcext:value-type="string">
            <text:p>RL_346ElghPmth71A331Br3MTA</text:p>
          </table:table-cell>
          <table:table-cell office:value-type="string" calcext:value-type="string">
            <text:p>RL_600ElghCWpilot71A343O2</text:p>
          </table:table-cell>
          <table:table-cell table:style-name="Excel_20_Built-in_20_Normal" office:value-type="string" calcext:value-type="string">
            <text:p>RL_745ElghCWpilot71A343O2</text:p>
          </table:table-cell>
          <table:table-cell table:style-name="Excel_20_Built-in_20_Normal" office:value-type="string" calcext:value-type="string">
            <text:p>RL_823ElghCWpilot71A343O2</text:p>
          </table:table-cell>
          <table:table-cell table:style-name="Excel_20_Built-in_20_Normal" office:value-type="string" calcext:value-type="string">
            <text:p>RL_823ElghCWpilot71A343O2A</text:p>
          </table:table-cell>
          <table:table-cell table:style-name="Excel_20_Built-in_20_Normal" office:value-type="string" calcext:value-type="string">
            <text:p>RL_Winchesterstapilot71A345B4</text:p>
          </table:table-cell>
          <table:table-cell table:style-name="Excel_20_Built-in_20_Normal" office:value-type="string" calcext:value-type="string">
            <text:p>RL_1012Wichsterstapilot71A345B4A </text:p>
          </table:table-cell>
          <table:table-cell table:style-name="Excel_20_Built-in_20_Normal" office:value-type="string" calcext:value-type="string">
            <text:p>RL_618Lym362M7PP</text:p>
          </table:table-cell>
          <table:table-cell table:style-name="Excel_20_Built-in_20_Normal" office:value-type="string" calcext:value-type="string">
            <text:p>RL_739lymPlym362M7pp</text:p>
          </table:table-cell>
          <table:table-cell table:style-name="Excel_20_Built-in_20_Normal" office:value-type="string" calcext:value-type="string">
            <text:p>RL_400DEMUdepotElgh Carr</text:p>
          </table:table-cell>
          <table:table-cell table:style-name="Excel_20_Built-in_20_Normal" office:value-type="string" calcext:value-type="string">
            <text:p>RL_425ElghSotonCDEMU1</text:p>
          </table:table-cell>
          <table:table-cell table:style-name="Excel_20_Built-in_20_Normal" office:value-type="string" calcext:value-type="string">
            <text:p>RL_520SotonCPmthDEMU1</text:p>
          </table:table-cell>
          <table:table-cell table:style-name="Excel_20_Built-in_20_Normal" office:value-type="string" calcext:value-type="string">
            <text:p>RL_638PmthSSeaSotonTDEMU1</text:p>
          </table:table-cell>
          <table:table-cell table:style-name="Excel_20_Built-in_20_Normal" office:value-type="string" calcext:value-type="string">
            <text:p>RL_743SotonTPmthSSeaDEMU1</text:p>
          </table:table-cell>
          <table:table-cell table:style-name="Excel_20_Built-in_20_Normal" office:value-type="string" calcext:value-type="string">
            <text:p>RL_853PmthSSeaAndoverJctDEMU1</text:p>
          </table:table-cell>
          <table:table-cell table:style-name="Excel_20_Built-in_20_Normal" office:value-type="string" calcext:value-type="string">
            <text:p>RL_1042AjctPmthSSeaDEMU1</text:p>
          </table:table-cell>
          <table:table-cell table:style-name="Excel_20_Built-in_20_Normal" office:value-type="string" calcext:value-type="string">
            <text:p>RL_505ElghSotonTDEMU2</text:p>
          </table:table-cell>
          <table:table-cell table:style-name="Excel_20_Built-in_20_Normal" office:value-type="string" calcext:value-type="string">
            <text:p>RL_525SotonTWinchDEMU2</text:p>
          </table:table-cell>
          <table:table-cell table:style-name="Excel_20_Built-in_20_Normal" office:value-type="string" calcext:value-type="string">
            <text:p>RL_557WinchSotonTDEMU2</text:p>
          </table:table-cell>
          <table:table-cell table:style-name="Excel_20_Built-in_20_Normal" office:value-type="string" calcext:value-type="string">
            <text:p>RL_646SotonTRmseyDEMU2</text:p>
          </table:table-cell>
          <table:table-cell table:style-name="Excel_20_Built-in_20_Normal" office:value-type="string" calcext:value-type="string">
            <text:p>RL_725RmseySotonTDEMU2</text:p>
          </table:table-cell>
          <table:table-cell table:style-name="Excel_20_Built-in_20_Normal" office:value-type="string" calcext:value-type="string">
            <text:p>RL_750SotonTPmthSSeaDEMU2</text:p>
          </table:table-cell>
          <table:table-cell table:style-name="Excel_20_Built-in_20_Normal" office:value-type="string" calcext:value-type="string">
            <text:p>RL_1145pmthElghDEMU2</text:p>
          </table:table-cell>
          <table:table-cell/>
          <table:table-cell office:value-type="string" calcext:value-type="string">
            <text:p>RL_525LE71B380WC</text:p>
          </table:table-cell>
          <table:table-cell table:style-name="Excel_20_Built-in_20_Normal" office:value-type="string" calcext:value-type="string">
            <text:p>RL_0615BmthW71B380WC</text:p>
          </table:table-cell>
          <table:table-cell office:value-type="string" calcext:value-type="string">
            <text:p>RL_345MNLE71B381</text:p>
          </table:table-cell>
          <table:table-cell office:value-type="string" calcext:value-type="string">
            <text:p>RL_458salisNews71B381Mn</text:p>
          </table:table-cell>
          <table:table-cell office:value-type="string" calcext:value-type="string">
            <text:p>RL_625WmthLE71B381MN</text:p>
          </table:table-cell>
          <table:table-cell table:style-name="Excel_20_Built-in_20_Normal" office:value-type="string" calcext:value-type="string">
            <text:p>RL_720WmthLERWessex71B381MN</text:p>
          </table:table-cell>
          <table:table-cell table:style-name="Excel_20_Built-in_20_Normal" office:value-type="string" calcext:value-type="string">
            <text:p>RL_1330Wloo71B381MN</text:p>
          </table:table-cell>
          <table:table-cell table:style-name="Excel_20_Built-in_20_Normal" office:value-type="string" calcext:value-type="string">
            <text:p>RL_735WmthRWessexFP71B381MN</text:p>
          </table:table-cell>
          <table:table-cell table:style-name="Excel_20_Built-in_20_Normal" office:value-type="string" calcext:value-type="string">
            <text:p>RL_735WmthRWessexFP71B381MNA</text:p>
          </table:table-cell>
          <table:table-cell table:style-name="Excel_20_Built-in_20_Normal" office:value-type="string" calcext:value-type="string">
            <text:p>RL_1948Wymth71B381MN</text:p>
          </table:table-cell>
          <table:table-cell table:style-name="Excel_20_Built-in_20_Normal" office:value-type="string" calcext:value-type="string">
            <text:p>RL_1948Wymth71B381MNLE</text:p>
          </table:table-cell>
          <table:table-cell office:value-type="string" calcext:value-type="string">
            <text:p>RL_755LE71B382WC</text:p>
          </table:table-cell>
          <table:table-cell table:style-name="Excel_20_Built-in_20_Normal" office:value-type="string" calcext:value-type="string">
            <text:p>RL_835BWest71B382WC</text:p>
          </table:table-cell>
          <table:table-cell table:style-name="Excel_20_Built-in_20_Normal" office:value-type="string" calcext:value-type="string">
            <text:p>RL_835BWest71B382WCA</text:p>
          </table:table-cell>
          <table:table-cell table:style-name="Excel_20_Built-in_20_Normal" office:value-type="string" calcext:value-type="string">
            <text:p>RL_859BmthCWmth71B384Mn</text:p>
          </table:table-cell>
          <table:table-cell office:value-type="string" calcext:value-type="string">
            <text:p>RL_640LE71B393LN</text:p>
          </table:table-cell>
          <table:table-cell office:value-type="string" calcext:value-type="string">
            <text:p>RL_705BmthC71B393LN</text:p>
          </table:table-cell>
          <table:table-cell office:value-type="string" calcext:value-type="string">
            <text:p>RL_855LEwmth71B393Ln</text:p>
          </table:table-cell>
          <table:table-cell table:style-name="Excel_20_Built-in_20_Normal" office:value-type="string" calcext:value-type="string">
            <text:p>RL_825WmthBmthC71B394LN</text:p>
          </table:table-cell>
          <table:table-cell table:style-name="Excel_20_Built-in_20_Normal" office:value-type="string" calcext:value-type="string">
            <text:p>RL_1002LEBmthC71B394LN</text:p>
          </table:table-cell>
          <table:table-cell table:style-name="Excel_20_Built-in_20_Normal" office:value-type="string" calcext:value-type="string">
            <text:p><text:span text:style-name="T4">RL_1030LEBmthC71B394LN</text:span></text:p>
          </table:table-cell>
          <table:table-cell table:style-name="Excel_20_Built-in_20_Normal" office:value-type="string" calcext:value-type="string">
            <text:p><text:span text:style-name="T4">RL_1105BwestWloo71B394LN</text:span></text:p>
          </table:table-cell>
          <table:table-cell table:style-name="Excel_20_Built-in_20_Normal" office:value-type="string" calcext:value-type="string">
            <text:p>RL_1935Kensngtnpcls</text:p>
          </table:table-cell>
          <table:table-cell office:value-type="string" calcext:value-type="string">
            <text:p>RL_550LE71B399WC</text:p>
          </table:table-cell>
          <table:table-cell table:style-name="Excel_20_Built-in_20_Normal" office:value-type="string" calcext:value-type="string">
            <text:p>RL_608vans71B399N15A</text:p>
          </table:table-cell>
          <table:table-cell table:style-name="Excel_20_Built-in_20_Normal" office:value-type="string" calcext:value-type="string">
            <text:p>RL_820RwessexRP71B399N15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office:value-type="string" calcext:value-type="string">
            <text:p>RL_859Birkenheadshunt71B399N15</text:p>
          </table:table-cell>
          <table:table-cell table:style-name="Excel_20_Built-in_20_Normal" office:value-type="string" calcext:value-type="string">
            <text:p>RL_920Birkenhead71B399N15</text:p>
          </table:table-cell>
          <table:table-cell table:style-name="Excel_20_Built-in_20_Normal" office:value-type="string" calcext:value-type="string">
            <text:p>RL_1035LEBwestNcastle71B400N15</text:p>
          </table:table-cell>
          <table:table-cell office:value-type="string" calcext:value-type="string">
            <text:p>RL_1116BWestNCastle71B400N15</text:p>
          </table:table-cell>
          <table:table-cell office:value-type="string" calcext:value-type="string">
            <text:p>RL_1116BWestNCastle71B400N15A</text:p>
          </table:table-cell>
          <table:table-cell office:value-type="string" calcext:value-type="string">
            <text:p>RL_2226HJctGdsBmth401N15</text:p>
          </table:table-cell>
          <table:table-cell table:style-name="Excel_20_Built-in_20_Normal" office:value-type="string" calcext:value-type="string">
            <text:p>RL_605Elgh71B4012N15</text:p>
          </table:table-cell>
          <table:table-cell office:value-type="string" calcext:value-type="string">
            <text:p>RL_527LE71B402N15</text:p>
          </table:table-cell>
          <table:table-cell table:style-name="Excel_20_Built-in_20_Normal" office:value-type="string" calcext:value-type="string">
            <text:p>RL_554BmthCElgh71B402N15</text:p>
          </table:table-cell>
          <table:table-cell office:value-type="string" calcext:value-type="string">
            <text:p>RL_717LEelgh71B402</text:p>
          </table:table-cell>
          <table:table-cell table:style-name="Excel_20_Built-in_20_Normal" office:value-type="string" calcext:value-type="string">
            <text:p>RL_835elghwmth71b402n15</text:p>
          </table:table-cell>
          <table:table-cell office:value-type="string" calcext:value-type="string">
            <text:p>RL_620LE71B404M7</text:p>
          </table:table-cell>
          <table:table-cell table:style-name="Excel_20_Built-in_20_Normal" office:value-type="string" calcext:value-type="string">
            <text:p>RL_736Bstone71B404M7</text:p>
          </table:table-cell>
          <table:table-cell table:style-name="Excel_20_Built-in_20_Normal" office:value-type="string" calcext:value-type="string">
            <text:p>RL_815BCtrlLE71B404M7</text:p>
          </table:table-cell>
          <table:table-cell office:value-type="string" calcext:value-type="string">
            <text:p>RL_0510LE71B405M7</text:p>
          </table:table-cell>
          <table:table-cell table:style-name="Excel_20_Built-in_20_Normal" office:value-type="string" calcext:value-type="string">
            <text:p>RL_622WimBrock71B405M7</text:p>
          </table:table-cell>
          <table:table-cell table:style-name="Excel_20_Built-in_20_Normal" office:value-type="string" calcext:value-type="string">
            <text:p>RL_716BrockBWPP71B405</text:p>
          </table:table-cell>
          <table:table-cell table:style-name="Excel_20_Built-in_20_Normal" office:value-type="string" calcext:value-type="string">
            <text:p>RL_840LE71B405M7</text:p>
          </table:table-cell>
          <table:table-cell table:style-name="Excel_20_Built-in_20_Normal" office:value-type="string" calcext:value-type="string">
            <text:p>RL_1334BmthWGds71B405M7</text:p>
          </table:table-cell>
          <table:table-cell table:style-name="Excel_20_Built-in_20_Normal" office:value-type="string" calcext:value-type="string">
            <text:p>RL_536LEwimb71B406M7</text:p>
          </table:table-cell>
          <table:table-cell table:style-name="Excel_20_Built-in_20_Normal" office:value-type="string" calcext:value-type="string">
            <text:p>RL_645Wimb71B406M7</text:p>
          </table:table-cell>
          <table:table-cell table:style-name="Excel_20_Built-in_20_Normal" office:value-type="string" calcext:value-type="string">
            <text:p>RL_717BmthWshunt71B406</text:p>
          </table:table-cell>
          <table:table-cell table:style-name="Excel_20_Built-in_20_Normal" office:value-type="string" calcext:value-type="string">
            <text:p>RL_717BmthWshuntA71B406</text:p>
          </table:table-cell>
          <table:table-cell table:style-name="Excel_20_Built-in_20_Normal" office:value-type="string" calcext:value-type="string">
            <text:p>RL_810BmthW71B406M7PP</text:p>
          </table:table-cell>
          <table:table-cell table:style-name="Excel_20_Built-in_20_Normal" office:value-type="string" calcext:value-type="string">
            <text:p>RL_939Brock71B406M7PP</text:p>
          </table:table-cell>
          <table:table-cell table:style-name="Excel_20_Built-in_20_Normal" office:value-type="string" calcext:value-type="string">
            <text:p>RL_1035LymP71B406M7PP</text:p>
          </table:table-cell>
          <table:table-cell table:style-name="Excel_20_Built-in_20_Normal" office:value-type="string" calcext:value-type="string">
            <text:p>RL_1103Brock71B406M7PP</text:p>
          </table:table-cell>
          <table:table-cell office:value-type="string" calcext:value-type="string">
            <text:p>RL_547BmthC71B407M7PP</text:p>
          </table:table-cell>
          <table:table-cell office:value-type="string" calcext:value-type="string">
            <text:p>RL_715Swnage71B407M7PP</text:p>
          </table:table-cell>
          <table:table-cell table:style-name="Excel_20_Built-in_20_Normal" office:value-type="string" calcext:value-type="string">
            <text:p>RL_830BwestSwa71B407M7PP</text:p>
          </table:table-cell>
          <table:table-cell table:style-name="Excel_20_Built-in_20_Normal" office:value-type="string" calcext:value-type="string">
            <text:p>RL_630BmthC71B408</text:p>
          </table:table-cell>
          <table:table-cell office:value-type="string" calcext:value-type="string">
            <text:p>RL_635LE71B409M7</text:p>
          </table:table-cell>
          <table:table-cell table:style-name="Excel_20_Built-in_20_Normal" office:value-type="string" calcext:value-type="string">
            <text:p>RL_655BmthC71B404M7</text:p>
          </table:table-cell>
          <table:table-cell office:value-type="string" calcext:value-type="string">
            <text:p>RL_550LE71B408M7</text:p>
          </table:table-cell>
          <table:table-cell table:style-name="Excel_20_Built-in_20_Normal" office:value-type="string" calcext:value-type="string">
            <text:p>RL_752BrockLym71B408M7PP</text:p>
          </table:table-cell>
          <table:table-cell table:style-name="Excel_20_Built-in_20_Normal" office:value-type="string" calcext:value-type="string">
            <text:p>RL_802LymTBrock71B408M7PP</text:p>
          </table:table-cell>
          <table:table-cell table:style-name="Excel_20_Built-in_20_Normal" office:value-type="string" calcext:value-type="string">
            <text:p>RL_834Brockoldrd71B408m7PP</text:p>
          </table:table-cell>
          <table:table-cell table:style-name="Excel_20_Built-in_20_Normal" office:value-type="string" calcext:value-type="string">
            <text:p>RL_1032pooleoldrd71B408M7PP</text:p>
          </table:table-cell>
          <table:table-cell table:style-name="Excel_20_Built-in_20_Normal" office:value-type="string" calcext:value-type="string">
            <text:p>RL_1032pooleoldrd71B408M7PPA</text:p>
          </table:table-cell>
          <table:table-cell table:style-name="Excel_20_Built-in_20_Normal" office:value-type="string" calcext:value-type="string">
            <text:p>RL_1212Brockoldrd71B408M7PP</text:p>
          </table:table-cell>
          <table:table-cell table:style-name="Excel_20_Built-in_20_Normal" office:value-type="string" calcext:value-type="string">
            <text:p>RL_700BmthC71B409M7PP</text:p>
          </table:table-cell>
          <table:table-cell table:style-name="Excel_20_Built-in_20_Normal" office:value-type="string" calcext:value-type="string">
            <text:p>RL_756Brock71B409M7PP</text:p>
          </table:table-cell>
          <table:table-cell table:style-name="Excel_20_Built-in_20_Normal" office:value-type="string" calcext:value-type="string">
            <text:p>RL_1012 Bwestwloo71B409M7</text:p>
          </table:table-cell>
          <table:table-cell table:style-name="Excel_20_Built-in_20_Normal" office:value-type="string" calcext:value-type="string">
            <text:p>RL_1012Bwestwlooshunt71B409M7</text:p>
          </table:table-cell>
          <table:table-cell table:style-name="Excel_20_Built-in_20_Normal" office:value-type="string" calcext:value-type="string">
            <text:p>RL_1012Bwestwlooshunt71B409M7A</text:p>
          </table:table-cell>
          <table:table-cell table:style-name="Excel_20_Built-in_20_Normal" office:value-type="string" calcext:value-type="string">
            <text:p>RL_1125BmthC830RP71B409M7</text:p>
          </table:table-cell>
          <table:table-cell office:value-type="string" calcext:value-type="string">
            <text:p>RL_613LE71B410M7</text:p>
          </table:table-cell>
          <table:table-cell office:value-type="string" calcext:value-type="string">
            <text:p>RL_651XchSwnge71B410M7</text:p>
          </table:table-cell>
          <table:table-cell office:value-type="string" calcext:value-type="string">
            <text:p>RL_550LE71B411M7</text:p>
          </table:table-cell>
          <table:table-cell table:style-name="Excel_20_Built-in_20_Normal" office:value-type="string" calcext:value-type="string">
            <text:p>RL_625StaPilot71B411O2</text:p>
          </table:table-cell>
          <table:table-cell office:value-type="string" calcext:value-type="string">
            <text:p>RL735stapilot71B411</text:p>
          </table:table-cell>
          <table:table-cell office:value-type="string" calcext:value-type="string">
            <text:p>RL_745stapilot71B411</text:p>
          </table:table-cell>
          <table:table-cell table:style-name="Excel_20_Built-in_20_Normal" office:value-type="string" calcext:value-type="string">
            <text:p>RL_1015stapilot71B411</text:p>
          </table:table-cell>
          <table:table-cell table:style-name="Excel_20_Built-in_20_Normal" office:value-type="string" calcext:value-type="string">
            <text:p>RL_1015stapilot71B411A</text:p>
          </table:table-cell>
          <table:table-cell table:style-name="Excel_20_Built-in_20_Normal" office:value-type="string" calcext:value-type="string">
            <text:p>RL_1015stapilot71B411B</text:p>
          </table:table-cell>
          <table:table-cell office:value-type="string" calcext:value-type="string">
            <text:p>RL_553BmthCpilot71B412o2</text:p>
          </table:table-cell>
          <table:table-cell office:value-type="string" calcext:value-type="string">
            <text:p>RL_553BmthCpilot71B412o2A</text:p>
          </table:table-cell>
          <table:table-cell office:value-type="string" calcext:value-type="string">
            <text:p>RL_553BmthCpilot71B412o2B</text:p>
          </table:table-cell>
          <table:table-cell office:value-type="string" calcext:value-type="string">
            <text:p><text:span text:style-name="T6">Rl_9</text:span><text:span text:style-name="T7">30BmCpilot71B412O2</text:span></text:p>
          </table:table-cell>
          <table:table-cell office:value-type="string" calcext:value-type="string">
            <text:p><text:span text:style-name="T6">RL_</text:span><text:span text:style-name="T7">930BmCpilot71B412O2A</text:span></text:p>
          </table:table-cell>
          <table:table-cell office:value-type="string" calcext:value-type="string">
            <text:p>RL_1005BmthCshunt71B412O2</text:p>
          </table:table-cell>
          <table:table-cell office:value-type="string" calcext:value-type="string">
            <text:p>RL_1005BmthCshunt71B412O2A</text:p>
          </table:table-cell>
          <table:table-cell office:value-type="string" calcext:value-type="string">
            <text:p>RL_1005BmthCshunt71B412O2B</text:p>
          </table:table-cell>
          <table:table-cell office:value-type="string" calcext:value-type="string">
            <text:p>RL_610LE71B413M7</text:p>
          </table:table-cell>
          <table:table-cell office:value-type="string" calcext:value-type="string">
            <text:p>RL_640BmthCGds71B413M7</text:p>
          </table:table-cell>
          <table:table-cell office:value-type="string" calcext:value-type="string">
            <text:p>RL_712LEBosco71B413M7</text:p>
          </table:table-cell>
          <table:table-cell office:value-type="string" calcext:value-type="string">
            <text:p>RL_914LEBrock71B413M7</text:p>
          </table:table-cell>
          <table:table-cell office:value-type="string" calcext:value-type="string">
            <text:p>RL_526LE71B414U</text:p>
          </table:table-cell>
          <table:table-cell table:style-name="Excel_20_Built-in_20_Normal" office:value-type="string" calcext:value-type="string">
            <text:p>RL_600XchFish71B414U</text:p>
          </table:table-cell>
          <table:table-cell table:style-name="Excel_20_Built-in_20_Normal" office:value-type="string" calcext:value-type="string">
            <text:p>RL_930LEwmth71B414U</text:p>
          </table:table-cell>
          <table:table-cell office:value-type="string" calcext:value-type="string">
            <text:p>RL_535Le71B415</text:p>
          </table:table-cell>
          <table:table-cell office:value-type="string" calcext:value-type="string">
            <text:p>RL_615HamJcSwanGds71B415Q</text:p>
          </table:table-cell>
          <table:table-cell office:value-type="string" calcext:value-type="string">
            <text:p>RL_615HamJcSwanGds71B415QA</text:p>
          </table:table-cell>
          <table:table-cell table:style-name="ce226" office:value-type="string" calcext:value-type="string">
            <text:p>RL_215LE71B416Q</text:p>
          </table:table-cell>
          <table:table-cell table:style-name="Excel_20_Built-in_20_Normal" office:value-type="string" calcext:value-type="string">
            <text:p>RL_310BCtlGdsPoole71B416Q</text:p>
          </table:table-cell>
          <table:table-cell table:style-name="Excel_20_Built-in_20_Normal" office:value-type="string" calcext:value-type="string">
            <text:p>RL_642PooleBanker71B416Q</text:p>
          </table:table-cell>
          <table:table-cell table:style-name="Excel_20_Built-in_20_Normal" office:value-type="string" calcext:value-type="string">
            <text:p>RL_642PooleBanker71B416QA</text:p>
          </table:table-cell>
          <table:table-cell table:style-name="Excel_20_Built-in_20_Normal" office:value-type="string" calcext:value-type="string">
            <text:p>RL_Bankerreturn71B416Q</text:p>
          </table:table-cell>
          <table:table-cell office:value-type="string" calcext:value-type="string">
            <text:p>RL_610LE71B417700</text:p>
          </table:table-cell>
          <table:table-cell office:value-type="string" calcext:value-type="string">
            <text:p>RL_642PooleGds71B417700</text:p>
          </table:table-cell>
          <table:table-cell table:style-name="Excel_20_Built-in_20_Normal" office:value-type="string" calcext:value-type="string">
            <text:p>RL_753CtlGdsBrock71B417700</text:p>
          </table:table-cell>
          <table:table-cell table:style-name="Excel_20_Built-in_20_Normal" office:value-type="string" calcext:value-type="string">
            <text:p>RL_850PooleHamgds71B419B4</text:p>
          </table:table-cell>
          <table:table-cell table:style-name="Excel_20_Built-in_20_Normal" office:value-type="string" calcext:value-type="string">
            <text:p>RL_711LESwanage71B421M7</text:p>
          </table:table-cell>
          <table:table-cell table:style-name="Excel_20_Built-in_20_Normal" office:value-type="string" calcext:value-type="string">
            <text:p>RL_715SwngeShunt71B421M7</text:p>
          </table:table-cell>
          <table:table-cell table:style-name="Excel_20_Built-in_20_Normal" office:value-type="string" calcext:value-type="string">
            <text:p>RL_738SwngeRWessex71B421M7</text:p>
          </table:table-cell>
          <table:table-cell table:style-name="Excel_20_Built-in_20_Normal" office:value-type="string" calcext:value-type="string">
            <text:p>RL_803WhamShunt71B421M7</text:p>
          </table:table-cell>
          <table:table-cell table:style-name="Excel_20_Built-in_20_Normal" office:value-type="string" calcext:value-type="string">
            <text:p>RL_831Wham71B421M7</text:p>
          </table:table-cell>
          <table:table-cell office:value-type="string" calcext:value-type="string">
            <text:p>RL_831Wham71B421M7A</text:p>
          </table:table-cell>
          <table:table-cell office:value-type="string" calcext:value-type="string">
            <text:p>RL_705DorwmthGds71B425LN</text:p>
          </table:table-cell>
          <table:table-cell table:style-name="Excel_20_Built-in_20_Normal" office:value-type="string" calcext:value-type="string">
            <text:p>RL_913LEWmthloco71B425LN</text:p>
          </table:table-cell>
          <table:table-cell table:style-name="Excel_20_Built-in_20_Normal" office:value-type="string" calcext:value-type="string">
            <text:p>RL_917WmthWloo71B425LN</text:p>
          </table:table-cell>
          <table:table-cell table:style-name="Excel_20_Built-in_20_Normal" office:value-type="string" calcext:value-type="string">
            <text:p>RL_917WmthWloo71B425LNA</text:p>
          </table:table-cell>
          <table:table-cell table:style-name="Excel_20_Built-in_20_Normal" office:value-type="string" calcext:value-type="string">
            <text:p>RL_917WmthWloo71B425LNB</text:p>
          </table:table-cell>
          <table:table-cell office:value-type="string" calcext:value-type="string">
            <text:p>RL_705DorwmthGds71B425LNA</text:p>
          </table:table-cell>
          <table:table-cell office:value-type="string" calcext:value-type="string">
            <text:p>RL_900LEdorWmth71B426LN</text:p>
          </table:table-cell>
          <table:table-cell office:value-type="string" calcext:value-type="string">
            <text:p>RL_1010WmthBmthC71B426LN</text:p>
          </table:table-cell>
          <table:table-cell office:value-type="string" calcext:value-type="string">
            <text:p>RL_445Dorchpilot71B427std4</text:p>
          </table:table-cell>
          <table:table-cell office:value-type="string" calcext:value-type="string">
            <text:p>RL_610DorchWmth71B428Std4</text:p>
          </table:table-cell>
          <table:table-cell office:value-type="string" calcext:value-type="string">
            <text:p><text:span text:style-name="T4">RL_635WmthBrock71B428std4</text:span></text:p>
          </table:table-cell>
          <table:table-cell office:value-type="string" calcext:value-type="string">
            <text:p><text:span text:style-name="T4">RL_635WmthBrock71B428std4A</text:span></text:p>
          </table:table-cell>
          <table:table-cell office:value-type="string" calcext:value-type="string">
            <text:p><text:span text:style-name="T4">RL_932LEBrock71B428std4</text:span></text:p>
          </table:table-cell>
          <table:table-cell office:value-type="string" calcext:value-type="string">
            <text:p>RL_932BrockWimb71B428std4 </text:p>
          </table:table-cell>
          <table:table-cell office:value-type="string" calcext:value-type="string">
            <text:p><text:span text:style-name="T4">RL_1112WimbBmthW71B428std4</text:span></text:p>
          </table:table-cell>
          <table:table-cell office:value-type="string" calcext:value-type="string">
            <text:p><text:span text:style-name="T4">RL_1156LEBwest71B428std4</text:span></text:p>
          </table:table-cell>
          <table:table-cell office:value-type="string" calcext:value-type="string">
            <text:p>RL_1240BmthC1030Wloo71B428std4</text:p>
          </table:table-cell>
          <table:table-cell office:value-type="string" calcext:value-type="string">
            <text:p>RL_0600LE71B419B40</text:p>
          </table:table-cell>
          <table:table-cell table:style-name="Excel_20_Built-in_20_Normal" office:value-type="string" calcext:value-type="string">
            <text:p>RL_0620Quaygds71B429B4</text:p>
          </table:table-cell>
          <table:table-cell table:style-name="Excel_20_Built-in_20_Normal" office:value-type="string" calcext:value-type="string">
            <text:p>RL_825PlQuay71B429B4</text:p>
          </table:table-cell>
          <table:table-cell table:style-name="Excel_20_Built-in_20_Normal" office:value-type="string" calcext:value-type="string">
            <text:p>RL_704BrockT9M7</text:p>
          </table:table-cell>
          <table:table-cell/>
          <table:table-cell office:value-type="string" calcext:value-type="string">
            <text:p>RL_810SalisExter72A461MN</text:p>
          </table:table-cell>
          <table:table-cell office:value-type="string" calcext:value-type="string">
            <text:p>RL_730ExeterWloo</text:p>
          </table:table-cell>
          <table:table-cell/>
          <table:table-cell office:value-type="string" calcext:value-type="string">
            <text:p>RL_1458GravesendMilk72B432N15</text:p>
          </table:table-cell>
          <table:table-cell office:value-type="string" calcext:value-type="string">
            <text:p>RL_2250SalisBstgokegds72B439H15</text:p>
          </table:table-cell>
          <table:table-cell office:value-type="string" calcext:value-type="string">
            <text:p>RL_0023WokingStone72B441H15</text:p>
          </table:table-cell>
          <table:table-cell office:value-type="string" calcext:value-type="string">
            <text:p>RL_710Bmth72B443T9</text:p>
          </table:table-cell>
          <table:table-cell table:style-name="Excel_20_Built-in_20_Normal" office:value-type="string" calcext:value-type="string">
            <text:p>RL_0517WimbEglh72B443</text:p>
          </table:table-cell>
          <table:table-cell table:style-name="Excel_20_Built-in_20_Normal" office:value-type="string" calcext:value-type="string">
            <text:p>RL_742BmthC72B443T9x2</text:p>
          </table:table-cell>
          <table:table-cell table:style-name="Excel_20_Built-in_20_Normal" office:value-type="string" calcext:value-type="string">
            <text:p>RL_352Salis72B444T9</text:p>
          </table:table-cell>
          <table:table-cell table:style-name="Excel_20_Built-in_20_Normal" office:value-type="string" calcext:value-type="string">
            <text:p>RL_352Salis72B444T9A</text:p>
          </table:table-cell>
          <table:table-cell table:style-name="Excel_20_Built-in_20_Normal" office:value-type="string" calcext:value-type="string">
            <text:p>RL_135SalisGds72B450U</text:p>
          </table:table-cell>
          <table:table-cell table:style-name="Excel_20_Built-in_20_Normal" office:value-type="string" calcext:value-type="string">
            <text:p>RL_SalisWimbYd</text:p>
          </table:table-cell>
          <table:table-cell table:style-name="Excel_20_Built-in_20_Normal" office:value-type="string" calcext:value-type="string">
            <text:p>RL_415SalisWIMPoole</text:p>
          </table:table-cell>
          <table:table-cell table:style-name="Excel_20_Built-in_20_Normal" office:value-type="string" calcext:value-type="string">
            <text:p>RL_740HamwthyGds72B452700</text:p>
          </table:table-cell>
          <table:table-cell table:style-name="ce226" office:value-type="string" calcext:value-type="string">
            <text:p>RL_115ElghLE72B467S15</text:p>
          </table:table-cell>
          <table:table-cell office:value-type="string" calcext:value-type="string">
            <text:p>RL_210BparkSalis72B467S15</text:p>
          </table:table-cell>
          <table:table-cell/>
          <table:table-cell office:value-type="string" calcext:value-type="string">
            <text:p>RL_2323PmthSSYeovil72C482U</text:p>
          </table:table-cell>
          <table:table-cell table:style-name="ce225" office:value-type="string" calcext:value-type="string">
            <text:p>RL_150ElghYvil72C482U</text:p>
          </table:table-cell>
          <table:table-cell office:value-type="string" calcext:value-type="string">
            <text:p>RL_655YeovilSalis</text:p>
          </table:table-cell>
          <table:table-cell office:value-type="string" calcext:value-type="string">
            <text:p>RL_848TcombeYeovil72C483U</text:p>
          </table:table-cell>
          <table:table-cell office:value-type="string" calcext:value-type="string">
            <text:p>RL_848TcombeYeovil72C483UA</text:p>
          </table:table-cell>
          <table:table-cell/>
          <table:table-cell office:value-type="string" calcext:value-type="string">
            <text:p>RL_240BathMailBA1Std5</text:p>
          </table:table-cell>
          <table:table-cell table:style-name="Excel_20_Built-in_20_Normal" office:value-type="string" calcext:value-type="string">
            <text:p>RL_505EvercreechTC71H423F</text:p>
          </table:table-cell>
          <table:table-cell table:style-name="Excel_20_Built-in_20_Normal" office:value-type="string" calcext:value-type="string">
            <text:p>RL_505EvercreechTC71H423FA</text:p>
          </table:table-cell>
          <table:table-cell table:style-name="Excel_20_Built-in_20_Normal" office:value-type="string" calcext:value-type="string">
            <text:p>RL_605LEBK724F</text:p>
          </table:table-cell>
          <table:table-cell office:value-type="string" calcext:value-type="string">
            <text:p>RL_0606LETcombepilot71H453F</text:p>
          </table:table-cell>
          <table:table-cell office:value-type="string" calcext:value-type="string">
            <text:p>RL_635LETcombBath71H564F</text:p>
          </table:table-cell>
          <table:table-cell office:value-type="string" calcext:value-type="string">
            <text:p>RL_635LETcombBath71H564FA</text:p>
          </table:table-cell>
          <table:table-cell office:value-type="string" calcext:value-type="string">
            <text:p>RL_640LETcombBmth71H572P</text:p>
          </table:table-cell>
          <table:table-cell office:value-type="string" calcext:value-type="string">
            <text:p>RL_648BWestBK714F</text:p>
          </table:table-cell>
          <table:table-cell table:style-name="Excel_20_Built-in_20_Normal" office:value-type="string" calcext:value-type="string">
            <text:p>RL_648BWestBK714FTCshunt</text:p>
          </table:table-cell>
          <table:table-cell table:style-name="Excel_20_Built-in_20_Normal" office:value-type="string" calcext:value-type="string">
            <text:p>RL_648BWestBK714FTCshuntA</text:p>
          </table:table-cell>
          <table:table-cell table:style-name="Default" office:value-type="string" calcext:value-type="string">
            <text:p><text:span text:style-name="T4">RL_648BwestBk714fB</text:span></text:p>
          </table:table-cell>
          <table:table-cell office:value-type="string" calcext:value-type="string">
            <text:p><text:span text:style-name="T4">RL_700TcombeBath71H564F</text:span></text:p>
          </table:table-cell>
          <table:table-cell office:value-type="string" calcext:value-type="string">
            <text:p>RL_710LETcombepilot71H453F</text:p>
          </table:table-cell>
          <table:table-cell office:value-type="string" calcext:value-type="string">
            <text:p>RL_728TcombBmthW71H572PA</text:p>
          </table:table-cell>
          <table:table-cell office:value-type="string" calcext:value-type="string">
            <text:p>RL_731LETcombepilot71H453F</text:p>
          </table:table-cell>
          <table:table-cell table:style-name="Excel_20_Built-in_20_Normal" office:value-type="string" calcext:value-type="string">
            <text:p>RL_810BathMailLEBA1Std5</text:p>
          </table:table-cell>
          <table:table-cell office:value-type="string" calcext:value-type="string">
            <text:p>RL_1230LEBK744F</text:p>
          </table:table-cell>
          <table:table-cell table:style-name="Excel_20_Built-in_20_Normal" office:value-type="string" calcext:value-type="string">
            <text:p>RL_700EvcreechJctPooleGdsTC554F</text:p>
          </table:table-cell>
          <table:table-cell table:style-name="Excel_20_Built-in_20_Normal" office:value-type="string" calcext:value-type="string">
            <text:p>RL_850BwestBathBK724F</text:p>
          </table:table-cell>
          <table:table-cell table:style-name="Excel_20_Built-in_20_Normal" office:value-type="string" calcext:value-type="string">
            <text:p>RL_1042StalbridgeShuntBK724F</text:p>
          </table:table-cell>
          <table:table-cell table:style-name="Excel_20_Built-in_20_Normal" office:value-type="string" calcext:value-type="string">
            <text:p>RL_1047StalbridgeTcombeBk724F</text:p>
          </table:table-cell>
          <table:table-cell table:style-name="Excel_20_Built-in_20_Normal" office:value-type="string" calcext:value-type="string">
            <text:p>RL_700EvcreechJctPooleGdsTC554FA</text:p>
          </table:table-cell>
          <table:table-cell table:style-name="Excel_20_Built-in_20_Normal" office:value-type="string" calcext:value-type="string">
            <text:p>RL_700EvcreechJctPooleGdsTC554FB</text:p>
          </table:table-cell>
          <table:table-cell table:style-name="Excel_20_Built-in_20_Normal" office:value-type="string" calcext:value-type="string">
            <text:p>RL_836LETcombepilot71H453F</text:p>
          </table:table-cell>
          <table:table-cell table:style-name="Excel_20_Built-in_20_Normal" office:value-type="string" calcext:value-type="string">
            <text:p>RL_605BristolTMStd5Ba4</text:p>
          </table:table-cell>
          <table:table-cell table:style-name="Default" office:value-type="string" calcext:value-type="string">
            <text:p><text:span text:style-name="T4">RL_605BristolTMStd5Ba4A</text:span></text:p>
          </table:table-cell>
          <table:table-cell table:style-name="Excel_20_Built-in_20_Normal" office:value-type="string" calcext:value-type="string">
            <text:p>RL_930LEBA1std5</text:p>
          </table:table-cell>
          <table:table-cell table:style-name="Excel_20_Built-in_20_Normal" office:value-type="string" calcext:value-type="string">
            <text:p>RL_945PinesBA1std5</text:p>
          </table:table-cell>
          <table:table-cell table:style-name="Excel_20_Built-in_20_Normal" office:value-type="string" calcext:value-type="string">
            <text:p>RL_938LEBmthWBrk71H57</text:p>
          </table:table-cell>
          <table:table-cell office:value-type="string" calcext:value-type="string">
            <text:p>RL_1057LEBwestBrkLocoBA4std5</text:p>
          </table:table-cell>
          <table:table-cell office:value-type="string" calcext:value-type="string">
            <text:p>RL_905BrtistolTMBa2Std5</text:p>
          </table:table-cell>
          <table:table-cell/>
          <table:table-cell office:value-type="string" calcext:value-type="string">
            <text:p>RL_150wmthBtolGds82Bhall</text:p>
          </table:table-cell>
          <table:table-cell office:value-type="string" calcext:value-type="string">
            <text:p>RL_330wmthWbyGds82D43XX</text:p>
          </table:table-cell>
          <table:table-cell office:value-type="string" calcext:value-type="string">
            <text:p>RL_430wmthBtolGds82Bhall</text:p>
          </table:table-cell>
          <table:table-cell table:style-name="Excel_20_Built-in_20_Normal" office:value-type="string" calcext:value-type="string">
            <text:p>RL_510BstokeWdfdGCgds81D47</text:p>
          </table:table-cell>
          <table:table-cell table:style-name="Excel_20_Built-in_20_Normal" office:value-type="string" calcext:value-type="string">
            <text:p>RL_<text:span text:style-name="T14">545WmthCastleCaryRailCar</text:span></text:p>
          </table:table-cell>
          <table:table-cell table:style-name="Excel_20_Built-in_20_Normal" office:value-type="string" calcext:value-type="string">
            <text:p>RL_600LEwmthDorchWPilot57xx</text:p>
          </table:table-cell>
          <table:table-cell table:style-name="Excel_20_Built-in_20_Normal" office:value-type="string" calcext:value-type="string">
            <text:p>RL_<text:span text:style-name="T14">120BristolGds82BHall</text:span></text:p>
          </table:table-cell>
          <table:table-cell table:style-name="Excel_20_Built-in_20_Normal" office:value-type="string" calcext:value-type="string">
            <text:p>RL_625wmthstapilot1366</text:p>
          </table:table-cell>
          <table:table-cell table:style-name="Excel_20_Built-in_20_Normal" office:value-type="string" calcext:value-type="string">
            <text:p>RL_650ReadingHall81D66</text:p>
          </table:table-cell>
          <table:table-cell table:style-name="Excel_20_Built-in_20_Normal" office:value-type="string" calcext:value-type="string">
            <text:p>RL_650ReadingHall81D66A</text:p>
          </table:table-cell>
          <table:table-cell office:value-type="string" calcext:value-type="string">
            <text:p>RL_655WmthStapilot1366</text:p>
          </table:table-cell>
          <table:table-cell office:value-type="string" calcext:value-type="string">
            <text:p>RL_<text:span text:style-name="T14">2240PaddingtonGds81AHall</text:span></text:p>
          </table:table-cell>
          <table:table-cell table:style-name="ce290" office:value-type="string" calcext:value-type="string">
            <text:p>RL_700WmthDorchWauto</text:p>
          </table:table-cell>
          <table:table-cell table:style-name="ce290" office:value-type="string" calcext:value-type="string">
            <text:p>RL_740DorchwWmthauto</text:p>
          </table:table-cell>
          <table:table-cell table:style-name="ce290" office:value-type="string" calcext:value-type="string">
            <text:p>RL_840WmthMNewtonAuto</text:p>
          </table:table-cell>
          <table:table-cell office:value-type="string" calcext:value-type="string">
            <text:p>RL_717WmthChpnham43xx</text:p>
          </table:table-cell>
          <table:table-cell office:value-type="string" calcext:value-type="string">
            <text:p>RL_717WmthChpnham43xxA</text:p>
          </table:table-cell>
          <table:table-cell table:style-name="Excel_20_Built-in_20_Normal" office:value-type="string" calcext:value-type="string">
            <text:p>RL_727CCaryRailcar</text:p>
          </table:table-cell>
          <table:table-cell table:style-name="Excel_20_Built-in_20_Normal" office:value-type="string" calcext:value-type="string">
            <text:p>RL_900WmthPadgton</text:p>
          </table:table-cell>
          <table:table-cell table:style-name="Excel_20_Built-in_20_Normal" office:value-type="string" calcext:value-type="string">
            <text:p>RL_745NewbrySotonT22xx81E13</text:p>
          </table:table-cell>
          <table:table-cell table:style-name="Excel_20_Built-in_20_Normal" office:value-type="string" calcext:value-type="string">
            <text:p>RL_858WmthPlandGds57xx</text:p>
          </table:table-cell>
          <table:table-cell table:style-name="Excel_20_Built-in_20_Normal" office:value-type="string" calcext:value-type="string">
            <text:p>RL_858WmthPlandGds57xxA</text:p>
          </table:table-cell>
          <table:table-cell table:style-name="Excel_20_Built-in_20_Normal" office:value-type="string" calcext:value-type="string">
            <text:p>RL_1025plandWmthgds57xx</text:p>
          </table:table-cell>
          <table:table-cell table:style-name="Excel_20_Built-in_20_Normal" office:value-type="string" calcext:value-type="string">
            <text:p>RL_545BristolTMHall</text:p>
          </table:table-cell>
          <table:table-cell table:style-name="Excel_20_Built-in_20_Normal" office:value-type="string" calcext:value-type="string">
            <text:p>RL_937WmthWestburyGds43xx</text:p>
          </table:table-cell>
          <table:table-cell table:style-name="Excel_20_Built-in_20_Normal" office:value-type="string" calcext:value-type="string">
            <text:p>RL_937WmthWestburyGds43xxA</text:p>
          </table:table-cell>
          <table:table-cell table:style-name="Excel_20_Built-in_20_Normal" office:value-type="string" calcext:value-type="string">
            <text:p>RL_928WmthYeovilrailcar</text:p>
          </table:table-cell>
          <table:table-cell table:style-name="Excel_20_Built-in_20_Normal" office:value-type="string" calcext:value-type="string">
            <text:p>RL_927MNewtonAuto14xx</text:p>
          </table:table-cell>
          <table:table-cell table:style-name="Excel_20_Built-in_20_Normal" office:value-type="string" calcext:value-type="string">
            <text:p><text:span text:style-name="T6">RL_</text:span><text:span text:style-name="T15">730WestburyMilk43xx</text:span></text:p>
          </table:table-cell>
          <table:table-cell table:style-name="Excel_20_Built-in_20_Normal" office:value-type="string" calcext:value-type="string">
            <text:p><text:span text:style-name="T6">RL_</text:span><text:span text:style-name="T15">805BristolTmwmthHall</text:span></text:p>
          </table:table-cell>
          <table:table-cell table:style-name="Excel_20_Built-in_20_Normal" office:value-type="string" calcext:value-type="string">
            <text:p>RL_1033WmthWolvHmtonHall</text:p>
          </table:table-cell>
          <table:table-cell table:style-name="Excel_20_Built-in_20_Normal" office:value-type="string" calcext:value-type="string">
            <text:p>RL_730Westburymilkshunt</text:p>
          </table:table-cell>
          <table:table-cell table:style-name="Excel_20_Built-in_20_Normal" office:value-type="string" calcext:value-type="string">
            <text:p>RL_1010LEDorchWwmth57xx</text:p>
          </table:table-cell>
          <table:table-cell table:style-name="Excel_20_Built-in_20_Normal" office:value-type="string" calcext:value-type="string">
            <text:p>RL_1040WmthDorW57xx</text:p>
          </table:table-cell>
          <table:table-cell office:value-type="string" calcext:value-type="string">
            <text:p>RL_2240BristolGds82BHall</text:p>
          </table:table-cell>
          <table:table-cell office:value-type="string" calcext:value-type="string">
            <text:p>RL_315RdingBstokePcls61xx81D47</text:p>
          </table:table-cell>
          <table:table-cell/>
          <table:table-cell office:value-type="string" calcext:value-type="string">
            <text:p>RL_100ElghPmthVans</text:p>
          </table:table-cell>
          <table:table-cell office:value-type="string" calcext:value-type="string">
            <text:p>RL_612wmthstapilot1366</text:p>
          </table:table-cell>
          <table:table-cell office:value-type="string" calcext:value-type="string">
            <text:p>RL_612wmthstapilot1366A</text:p>
          </table:table-cell>
          <table:table-cell table:style-name="Excel_20_Built-in_20_Normal" office:value-type="string" calcext:value-type="string">
            <text:p>RL_740Wmthstapilot1366</text:p>
          </table:table-cell>
          <table:table-cell table:style-name="Excel_20_Built-in_20_Normal" office:value-type="string" calcext:value-type="string">
            <text:p>RL_740Wmthstapilot1366a</text:p>
          </table:table-cell>
          <table:table-cell table:style-name="Excel_20_Built-in_20_Normal" office:value-type="string" calcext:value-type="string">
            <text:p>RL_755Wmthstapilot1366</text:p>
          </table:table-cell>
          <table:table-cell table:style-name="Excel_20_Built-in_20_Normal" office:value-type="string" calcext:value-type="string">
            <text:p>RL_855Wmthstapilot1366</text:p>
          </table:table-cell>
          <table:table-cell table:style-name="Excel_20_Built-in_20_Normal" office:value-type="string" calcext:value-type="string">
            <text:p>RL_908Wmthstapilot1366</text:p>
          </table:table-cell>
          <table:table-cell table:style-name="Excel_20_Built-in_20_Normal" office:value-type="string" calcext:value-type="string">
            <text:p><text:span text:style-name="T4">RL_930WmthStapilot1366</text:span></text:p>
          </table:table-cell>
          <table:table-cell table:style-name="Excel_20_Built-in_20_Normal" office:value-type="string" calcext:value-type="string">
            <text:p>RL_950Wmthstapilot1366</text:p>
          </table:table-cell>
          <table:table-cell table:style-name="Excel_20_Built-in_20_Normal" office:value-type="string" calcext:value-type="string">
            <text:p>RL_950Wmthstapilot1366A</text:p>
          </table:table-cell>
          <table:table-cell table:style-name="Excel_20_Built-in_20_Normal" office:value-type="string" calcext:value-type="string">
            <text:p>RL_1035Wmthstapilot2</text:p>
          </table:table-cell>
          <table:table-cell table:style-name="Excel_20_Built-in_20_Normal" office:value-type="string" calcext:value-type="string">
            <text:p>RL_1035Wmthstapilot1366A</text:p>
          </table:table-cell>
          <table:table-cell table:style-name="Excel_20_Built-in_20_Normal" office:value-type="string" calcext:value-type="string">
            <text:p>RL_940BrightonBwest</text:p>
          </table:table-cell>
          <table:table-cell table:style-name="ce219"/>
          <table:table-cell table:style-name="ce240" office:value-type="string" calcext:value-type="string">
            <text:p>RL_530TownYardShunt71I346B4</text:p>
          </table:table-cell>
          <table:table-cell table:style-name="ce240" office:value-type="string" calcext:value-type="string">
            <text:p>RL_615EmpressDockshunt71I351USA</text:p>
          </table:table-cell>
          <table:table-cell table:style-name="ce240" office:value-type="string" calcext:value-type="string">
            <text:p>RL_615NewDocksShunt71I358USA</text:p>
          </table:table-cell>
          <table:table-cell table:style-name="ce240" office:value-type="string" calcext:value-type="string">
            <text:p>RL_615NewDocksShunt71I358USAA</text:p>
          </table:table-cell>
          <table:table-cell table:style-name="ce240" office:value-type="string" calcext:value-type="string">
            <text:p>RL_805ECS71I358USA</text:p>
          </table:table-cell>
          <table:table-cell table:style-name="ce240" office:value-type="string" calcext:value-type="string">
            <text:p>RL_715LEdocks71I358USA</text:p>
          </table:table-cell>
          <table:table-cell office:value-type="string" calcext:value-type="string">
            <text:p>RL_SotonObs</text:p>
          </table:table-cell>
          <table:table-cell table:style-name="ce226" office:value-type="string" calcext:value-type="string">
            <text:p>DorsetObs</text:p>
          </table:table-cell>
          <table:table-cell table:style-name="ce226" office:value-type="string" calcext:value-type="string">
            <text:p>RL_TTtestBrock</text:p>
          </table:table-cell>
          <table:table-cell table:style-name="ce226" office:value-type="string" calcext:value-type="string">
            <text:p>RL_ObsTemplecombe</text:p>
          </table:table-cell>
          <table:table-cell table:style-name="ce226" office:value-type="string" calcext:value-type="string">
            <text:p>RL_ObsDocks</text:p>
          </table:table-cell>
          <table:table-cell table:style-name="ce226" office:value-type="string" calcext:value-type="string">
            <text:p>RL_ObsElgh</text:p>
          </table:table-cell>
          <table:table-cell table:style-name="ce226" office:value-type="string" calcext:value-type="string">
            <text:p>RL_ObsElgh2</text:p>
          </table:table-cell>
          <table:table-cell table:style-name="ce226" office:value-type="string" calcext:value-type="string">
            <text:p>RL_BmthObs</text:p>
          </table:table-cell>
          <table:table-cell table:style-name="ce226" office:value-type="string" calcext:value-type="string">
            <text:p>RL_ObsWmth </text:p>
          </table:table-cell>
          <table:table-cell table:number-columns-repeated="432"/>
        </table:table-row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number-columns-repeated="2"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35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table:number-columns-repeated="2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 table:number-columns-repeated="6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6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5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3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488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3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49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5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17"/>
          <table:table-cell table:style-name="Default" table:number-columns-repeated="3"/>
          <table:table-cell table:number-columns-repeated="13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5"/>
          <table:table-cell office:value-type="string" calcext:value-type="string">
            <text:p>00:41$detach /nonpower /static</text:p>
          </table:table-cell>
          <table:table-cell table:number-columns-repeated="55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40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79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51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74"/>
          <table:table-cell office:value-type="string" calcext:value-type="string">
            <text:p>08:40$hold$noclaim</text:p>
          </table:table-cell>
          <table:table-cell table:number-columns-repeated="691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18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3"/>
          <table:table-cell table:style-name="ce226"/>
          <table:table-cell table:number-columns-repeated="35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09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6"/>
          <table:table-cell table:style-name="Default" table:number-columns-repeated="3"/>
          <table:table-cell table:number-columns-repeated="611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8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691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18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7"/>
          <table:table-cell table:style-name="ce226" office:value-type="string" calcext:value-type="string">
            <text:p>02:35$detach /nonpower /static</text:p>
          </table:table-cell>
          <table:table-cell table:number-columns-repeated="660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5"/>
          <table:table-cell table:style-name="Default"/>
          <table:table-cell table:number-columns-repeated="539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2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78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44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7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20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5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number-columns-repeated="32"/>
          <table:table-cell table:style-name="ce221"/>
          <table:table-cell table:number-columns-repeated="36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12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5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6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1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33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6"/>
          <table:table-cell table:style-name="ce230" table:number-columns-repeated="2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3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2"/>
          <table:table-cell table:style-name="Excel_20_Built-in_20_Normal" table:number-columns-repeated="2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5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66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0"/>
          <table:table-cell table:style-name="Default" table:number-columns-repeated="4"/>
          <table:table-cell table:number-columns-repeated="694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5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696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7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3"/>
          <table:table-cell table:style-name="ce226" office:value-type="time" office:time-value="PT02H00M00S" calcext:value-type="time">
            <text:p>02:00</text:p>
          </table:table-cell>
          <table:table-cell table:number-columns-repeated="536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7"/>
          <table:table-cell office:value-type="string" calcext:value-type="string">
            <text:p>10:35$pickup /static</text:p>
          </table:table-cell>
          <table:table-cell table:number-columns-repeated="720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18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7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55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18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5"/>
          <table:table-cell table:style-name="ce226"/>
          <table:table-cell table:number-columns-repeated="108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7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1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40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2"/>
          <table:table-cell table:style-name="Default"/>
          <table:table-cell table:number-columns-repeated="100"/>
          <table:table-cell table:style-name="Default"/>
          <table:table-cell table:number-columns-repeated="691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5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31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7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59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2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18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 table:number-columns-repeated="2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4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8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0"/>
          <table:table-cell table:style-name="ce225"/>
          <table:table-cell table:number-columns-repeated="58"/>
          <table:table-cell table:style-name="ce225"/>
          <table:table-cell table:number-columns-repeated="537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2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3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37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2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6"/>
          <table:table-cell table:style-name="ce225"/>
          <table:table-cell table:number-columns-repeated="537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2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37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14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2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37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37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37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35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2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6"/>
          <table:table-cell table:style-name="ce225" table:number-columns-repeated="2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7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3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5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9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65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3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8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5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18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2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8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57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7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3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1"/>
          <table:table-cell table:style-name="ce225"/>
          <table:table-cell table:number-columns-repeated="20"/>
          <table:table-cell table:style-name="Excel_20_Built-in_20_Normal"/>
          <table:table-cell table:number-columns-repeated="557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7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6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29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599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3"/>
          <table:table-cell office:value-type="string" calcext:value-type="string">
            <text:p>07:45$hold$wait=528ElghFish71A280T9</text:p>
          </table:table-cell>
          <table:table-cell table:number-columns-repeated="824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8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29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599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3"/>
          <table:table-cell office:value-type="string" calcext:value-type="string">
            <text:p>07:56-09:19$hold</text:p>
          </table:table-cell>
          <table:table-cell table:number-columns-repeated="824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29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599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3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59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9"/>
          <table:table-cell table:style-name="ce226"/>
          <table:table-cell table:number-columns-repeated="8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2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17"/>
          <table:table-cell table:style-name="ce225"/>
          <table:table-cell table:style-name="Excel_20_Built-in_20_Normal" table:number-columns-repeated="2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5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29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65"/>
          <table:table-cell table:style-name="ce226"/>
          <table:table-cell table:number-columns-repeated="42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29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86"/>
          <table:table-cell table:style-name="ce226"/>
          <table:table-cell table:number-columns-repeated="42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35"/>
          <table:table-cell table:style-name="ce224" table:number-columns-repeated="3"/>
          <table:table-cell table:number-columns-repeated="4"/>
          <table:table-cell table:style-name="ce224"/>
          <table:table-cell table:number-columns-repeated="8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7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3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31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2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25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3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9"/>
          <table:table-cell table:style-name="ce226"/>
          <table:table-cell table:style-name="Excel_20_Built-in_20_Normal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7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8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6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56"/>
          <table:table-cell table:style-name="Default"/>
          <table:table-cell table:number-columns-repeated="3"/>
          <table:table-cell table:style-name="Default" table:number-columns-repeated="3"/>
          <table:table-cell table:number-columns-repeated="507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0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9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5"/>
          <table:table-cell table:style-name="ce225"/>
          <table:table-cell table:number-columns-repeated="69"/>
          <table:table-cell table:style-name="Excel_20_Built-in_20_Normal"/>
          <table:table-cell table:number-columns-repeated="16"/>
          <table:table-cell table:style-name="ce225"/>
          <table:table-cell table:number-columns-repeated="35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1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1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31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8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/>
          <table:table-cell office:value-type="string" calcext:value-type="string">
            <text:p>07:42-07:55$hold</text:p>
          </table:table-cell>
          <table:table-cell table:number-columns-repeated="3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4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0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17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2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9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1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24"/>
          <table:table-cell office:value-type="time" office:time-value="PT13H45M00S" calcext:value-type="time">
            <text:p>13:45</text:p>
          </table:table-cell>
          <table:table-cell table:number-columns-repeated="508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3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6"/>
          <table:table-cell office:value-type="string" calcext:value-type="string">
            <text:p>07:40$pickup /static</text:p>
          </table:table-cell>
          <table:table-cell table:number-columns-repeated="600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/>
          <table:table-cell table:style-name="ce226"/>
          <table:table-cell table:number-columns-repeated="9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6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97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8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/>
          <table:table-cell table:style-name="ce226"/>
          <table:table-cell table:number-columns-repeated="9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6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97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/>
          <table:table-cell table:style-name="ce225" office:value-type="string" calcext:value-type="string">
            <text:p>07:27$hold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3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27"/>
          <table:table-cell table:style-name="Excel_20_Built-in_20_Normal" table:number-columns-repeated="2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3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7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18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48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58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42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7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/>
          <table:table-cell table:style-name="ce226"/>
          <table:table-cell table:number-columns-repeated="42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5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18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18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8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3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64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7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2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3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64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3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64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1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3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25"/>
          <table:table-cell table:style-name="Excel_20_Built-in_20_Normal"/>
          <table:table-cell table:number-columns-repeated="3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7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18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2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21"/>
          <table:table-cell table:style-name="ce225"/>
          <table:table-cell table:number-columns-repeated="8"/>
          <table:table-cell table:style-name="ce225"/>
          <table:table-cell table:number-columns-repeated="53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17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7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1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19"/>
          <table:table-cell table:style-name="ce225"/>
          <table:table-cell table:number-columns-repeated="8"/>
          <table:table-cell table:style-name="ce225"/>
          <table:table-cell table:number-columns-repeated="53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3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9"/>
          <table:table-cell table:style-name="ce225" office:value-type="time" office:time-value="PT06H59M00S" calcext:value-type="time">
            <text:p>06:59:00</text:p>
          </table:table-cell>
          <table:table-cell table:number-columns-repeated="7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6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2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4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3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77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6"/>
          <table:table-cell office:value-type="time" office:time-value="PT10H24M00S" calcext:value-type="time">
            <text:p>10:24</text:p>
          </table:table-cell>
          <table:table-cell table:number-columns-repeated="505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18"/>
          <table:table-cell table:style-name="Excel_20_Built-in_20_Normal"/>
          <table:table-cell table:number-columns-repeated="17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7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/>
          <table:table-cell table:style-name="ce226"/>
          <table:table-cell table:number-columns-repeated="42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1"/>
          <table:table-cell table:style-name="Excel_20_Built-in_20_Normal"/>
          <table:table-cell table:number-columns-repeated="113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18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/>
          <table:table-cell table:style-name="ce226"/>
          <table:table-cell table:number-columns-repeated="7"/>
          <table:table-cell table:style-name="ce226"/>
          <table:table-cell table:number-columns-repeated="8"/>
          <table:table-cell table:style-name="ce226"/>
          <table:table-cell table:number-columns-repeated="25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39"/>
          <table:table-cell table:style-name="Excel_20_Built-in_20_Normal" table:number-columns-repeated="2"/>
          <table:table-cell table:number-columns-repeated="4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8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3"/>
          <table:table-cell table:style-name="ce232" office:value-type="time" office:time-value="PT06H45M00S" calcext:value-type="time">
            <text:p>06:45:00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66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18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66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18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25"/>
          <table:table-cell table:style-name="ce226"/>
          <table:table-cell table:number-columns-repeated="8"/>
          <table:table-cell table:style-name="ce226"/>
          <table:table-cell table:number-columns-repeated="32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36"/>
          <table:table-cell table:style-name="Excel_20_Built-in_20_Normal" table:number-columns-repeated="2"/>
          <table:table-cell table:number-columns-repeated="34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6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1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86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7"/>
          <table:table-cell table:style-name="Excel_20_Built-in_20_Normal"/>
          <table:table-cell table:number-columns-repeated="150"/>
          <table:table-cell table:style-name="Default"/>
          <table:table-cell table:number-columns-repeated="577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8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59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3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4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39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3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21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19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79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1"/>
          <table:table-cell table:style-name="Excel_20_Built-in_20_Normal" table:number-columns-repeated="2"/>
          <table:table-cell table:number-columns-repeated="31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29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0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04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7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695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05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7"/>
          <table:table-cell table:style-name="ce226"/>
          <table:table-cell table:number-columns-repeated="537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3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00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18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2"/>
          <table:table-cell office:value-type="string" calcext:value-type="string">
            <text:p>06:25$pickup /static</text:p>
          </table:table-cell>
          <table:table-cell table:number-columns-repeated="785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5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76"/>
          <table:table-cell office:value-type="string" calcext:value-type="string">
            <text:p><text:s text:c="117"/></text:p>
          </table:table-cell>
          <table:table-cell table:number-columns-repeated="741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18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6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08"/>
          <table:table-cell office:value-type="time" office:time-value="PT10H35M00S" calcext:value-type="time">
            <text:p>10:35</text:p>
          </table:table-cell>
          <table:table-cell table:number-columns-repeated="509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04"/>
          <table:table-cell office:value-type="time" office:time-value="PT09H34M00S" calcext:value-type="time">
            <text:p>09:34</text:p>
          </table:table-cell>
          <table:table-cell office:value-type="time" office:time-value="PT09H50M00S" calcext:value-type="time">
            <text:p>09:50</text:p>
          </table:table-cell>
          <table:table-cell table:number-columns-repeated="512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6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66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6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66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6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14"/>
          <table:table-cell office:value-type="time" office:time-value="PT09H00M00S" calcext:value-type="time">
            <text:p>09:00</text:p>
          </table:table-cell>
          <table:table-cell table:number-columns-repeated="5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4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1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7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5 /static /forms=648BWestBK714FTCshunt</text:p>
          </table:table-cell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8"/>
          <table:table-cell office:value-type="string" calcext:value-type="string">
            <text:p>06:15$detach /nonpower /static</text:p>
          </table:table-cell>
          <table:table-cell table:number-columns-repeated="2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5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66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18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 table:number-columns-repeated="18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/>
          <table:table-cell table:style-name="ce226"/>
          <table:table-cell table:number-columns-repeated="42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18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59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19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46"/>
          <table:table-cell table:style-name="ce226"/>
          <table:table-cell table:number-columns-repeated="42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3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82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49"/>
          <table:table-cell table:style-name="ce226" office:value-type="time" office:time-value="PT07H20M00S" calcext:value-type="time">
            <text:p>07:20</text:p>
          </table:table-cell>
          <table:table-cell table:number-columns-repeated="184"/>
          <table:table-cell table:style-name="Excel_20_Built-in_20_Normal" table:number-columns-repeated="2"/>
          <table:table-cell table:number-columns-repeated="582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18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49"/>
          <table:table-cell table:style-name="ce226" office:value-type="time" office:time-value="PT07H32M00S" calcext:value-type="time">
            <text:p>07:32</text:p>
          </table:table-cell>
          <table:table-cell table:number-columns-repeated="768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18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49"/>
          <table:table-cell table:style-name="ce226" office:value-type="string" calcext:value-type="string">
            <text:p>07:43-07:50</text:p>
          </table:table-cell>
          <table:table-cell table:number-columns-repeated="768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18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9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19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18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0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23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0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06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6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3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1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style-name="ce219"/>
          <table:table-cell table:style-name="Excel_20_Built-in_20_Normal"/>
          <table:table-cell table:number-columns-repeated="2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0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2"/>
          <table:table-cell table:style-name="Default" table:number-columns-repeated="8"/>
          <table:table-cell table:number-columns-repeated="34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6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8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34"/>
          <table:table-cell table:style-name="Default"/>
          <table:table-cell table:number-columns-repeated="60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810BathMailLEBA1Std5</text:p>
          </table:table-cell>
          <table:table-cell table:style-name="Excel_20_Built-in_20_Normal" office:value-type="string" calcext:value-type="string">
            <text:p>$forms=505EvercreechTC71H423FA /runround=RR505EvercreechTC71H423F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50BwestBathBK724F$pickup /static</text:p>
          </table:table-cell>
          <table:table-cell office:value-type="string" calcext:value-type="string">
            <text:p>$forms=710LETcombepilot71H45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office:value-type="string" calcext:value-type="string">
            <text:p>$forms=731LETcombepilot71H453F</text:p>
          </table:table-cell>
          <table:table-cell office:value-type="string" calcext:value-type="string">
            <text:p>$forms=938LEBmthWBrk71H57$Detach /nonpower /static</text:p>
          </table:table-cell>
          <table:table-cell office:value-type="string" calcext:value-type="string">
            <text:p>forms=836LETcombepilot71H35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table:number-columns-repeated="2" office:value-type="string" calcext:value-type="string">
            <text:p>$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2do</text:p>
          </table:table-cell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2"/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/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47" office:value-type="string" calcext:value-type="string">
            <text:p>Down Mail Waterloo Weymouth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4"/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office:value-type="string" calcext:value-type="string">
            <text:p>Bournemouth west Swanage Passenger &lt;br&gt;</text:p>
          </table:table-cell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Light engine <text:s/>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office:value-type="string" calcext:value-type="string">
            <text:p>mainline stopper and shunt to runround</text:p>
          </table:table-cell>
          <table:table-cell office:value-type="string" calcext:value-type="string">
            <text:p>mainline stopper and shunt to detach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n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&lt;br&gt; TASK: shunt ECS from up to downside adding to 746 &lt;br&gt; reverse to Holdenhurst road Bridge &lt;br&gt; forwards and couple to ECS &lt;br&gt; Reverse clear crossover past bridge 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 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&lt;br&gt; TASK: propel train to Templecombe goods and detach &lt;br&gt; reverse and stable in Templecombe Loco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uncertain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then Possibly works passenger to Burnham on sea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then Possibly works passenger to Burnham on sea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2"/>
          <table:table-cell table:style-name="Excel_20_Built-in_20_Normal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19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05"/>
        </table:table-row>
        <table:table-row table:style-name="ro2" table:number-rows-repeated="1048393">
          <table:table-cell table:number-columns-repeated="919"/>
        </table:table-row>
        <table:table-row table:style-name="ro2">
          <table:table-cell table:number-columns-repeated="9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.00.0000</text:date>, <text:time style:data-style-name="N2" text:time-value="08:42:50.0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2-05-25T22:21:57.736000000</dc:date>
    <meta:editing-duration>P12DT16H51M43S</meta:editing-duration>
    <meta:editing-cycles>480</meta:editing-cycles>
    <meta:generator>LibreOffice/6.2.8.2$Windows_X86_64 LibreOffice_project/f82ddfca21ebc1e222a662a32b25c0c9d20169ee</meta:generator>
    <meta:document-statistic meta:table-count="1" meta:cell-count="56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RV181:Sheet1.UX18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RV181:Sheet1.UX18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